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officeooo:paragraph-rsid="081ef443"/>
    </style:style>
    <style:style style:name="P4" style:family="paragraph" style:parent-style-name="Heading_20_2">
      <style:text-properties officeooo:paragraph-rsid="07a3ec64"/>
    </style:style>
    <style:style style:name="P5" style:family="paragraph" style:parent-style-name="Standard">
      <style:text-properties style:font-name="Monospace" fo:language="en" fo:country="US" officeooo:rsid="07b2f443" officeooo:paragraph-rsid="07b2f443" style:font-size-asian="10.5pt" style:font-name-complex="David CLM1" style:font-weight-complex="normal"/>
    </style:style>
    <style:style style:name="P6" style:family="paragraph" style:parent-style-name="Standard">
      <style:text-properties style:font-name="Monospace" fo:language="en" fo:country="US" officeooo:rsid="07e027d9" officeooo:paragraph-rsid="07e027d9" style:font-size-asian="10.5pt" style:font-name-complex="David CLM1" style:font-weight-complex="normal"/>
    </style:style>
    <style:style style:name="P7"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8" style:family="paragraph" style:parent-style-name="Standard">
      <style:text-properties style:font-name="Monospace" fo:language="en" fo:country="US" fo:font-style="normal" officeooo:rsid="07e7569c" officeooo:paragraph-rsid="07e7569c" style:font-size-asian="10.5pt" style:font-style-asian="normal" style:font-name-complex="David CLM1" style:font-style-complex="normal" style:font-weight-complex="normal"/>
    </style:style>
    <style:style style:name="P9" style:family="paragraph" style:parent-style-name="Standard">
      <style:text-properties officeooo:paragraph-rsid="0780f36f"/>
    </style:style>
    <style:style style:name="P10" style:family="paragraph" style:parent-style-name="Standard">
      <style:text-properties officeooo:paragraph-rsid="0782989f"/>
    </style:style>
    <style:style style:name="P11" style:family="paragraph" style:parent-style-name="Standard">
      <style:text-properties officeooo:paragraph-rsid="078ba564"/>
    </style:style>
    <style:style style:name="P12" style:family="paragraph" style:parent-style-name="Standard">
      <style:text-properties officeooo:rsid="078be8f6" officeooo:paragraph-rsid="078be8f6"/>
    </style:style>
    <style:style style:name="P13" style:family="paragraph" style:parent-style-name="Standard">
      <style:text-properties officeooo:paragraph-rsid="078e4024"/>
    </style:style>
    <style:style style:name="P14" style:family="paragraph" style:parent-style-name="Standard">
      <style:text-properties officeooo:rsid="078ffd06" officeooo:paragraph-rsid="0793f12d"/>
    </style:style>
    <style:style style:name="P15" style:family="paragraph" style:parent-style-name="Standard">
      <style:text-properties officeooo:rsid="078ffd06" officeooo:paragraph-rsid="07947e3f"/>
    </style:style>
    <style:style style:name="P16" style:family="paragraph" style:parent-style-name="Standard">
      <style:text-properties officeooo:paragraph-rsid="07947e3f"/>
    </style:style>
    <style:style style:name="P17" style:family="paragraph" style:parent-style-name="Standard">
      <style:text-properties officeooo:paragraph-rsid="079a6666"/>
    </style:style>
    <style:style style:name="P18" style:family="paragraph" style:parent-style-name="Standard">
      <style:text-properties officeooo:paragraph-rsid="07e7569c"/>
    </style:style>
    <style:style style:name="P19" style:family="paragraph" style:parent-style-name="Standard">
      <style:text-properties officeooo:paragraph-rsid="07b09907"/>
    </style:style>
    <style:style style:name="P20" style:family="paragraph" style:parent-style-name="Standard">
      <style:text-properties officeooo:paragraph-rsid="07b9b07e"/>
    </style:style>
    <style:style style:name="P21" style:family="paragraph" style:parent-style-name="Standard">
      <style:text-properties officeooo:rsid="07bd8db1" officeooo:paragraph-rsid="07bd8db1"/>
    </style:style>
    <style:style style:name="P22" style:family="paragraph" style:parent-style-name="Standard">
      <style:text-properties officeooo:paragraph-rsid="07bd8db1"/>
    </style:style>
    <style:style style:name="P23" style:family="paragraph" style:parent-style-name="Standard">
      <style:text-properties officeooo:rsid="07cd10cb" officeooo:paragraph-rsid="07cdc475"/>
    </style:style>
    <style:style style:name="P24" style:family="paragraph" style:parent-style-name="Standard">
      <style:text-properties officeooo:paragraph-rsid="07cfc0a9"/>
    </style:style>
    <style:style style:name="P25" style:family="paragraph" style:parent-style-name="Standard">
      <style:text-properties officeooo:paragraph-rsid="07d6594e"/>
    </style:style>
    <style:style style:name="P26" style:family="paragraph" style:parent-style-name="Standard">
      <style:text-properties officeooo:paragraph-rsid="07de74ad"/>
    </style:style>
    <style:style style:name="P27" style:family="paragraph" style:parent-style-name="Standard">
      <style:text-properties officeooo:paragraph-rsid="07e8d145"/>
    </style:style>
    <style:style style:name="P28" style:family="paragraph" style:parent-style-name="Standard">
      <style:text-properties officeooo:paragraph-rsid="080d5a30"/>
    </style:style>
    <style:style style:name="P29" style:family="paragraph" style:parent-style-name="Standard">
      <style:text-properties officeooo:paragraph-rsid="0817be4e"/>
    </style:style>
    <style:style style:name="P30" style:family="paragraph" style:parent-style-name="Standard">
      <style:text-properties officeooo:paragraph-rsid="081f1bc2"/>
    </style:style>
    <style:style style:name="P31" style:family="paragraph" style:parent-style-name="Standard">
      <style:text-properties officeooo:paragraph-rsid="082a8c1b"/>
    </style:style>
    <style:style style:name="P32" style:family="paragraph" style:parent-style-name="Standard">
      <style:text-properties officeooo:paragraph-rsid="083b421c"/>
    </style:style>
    <style:style style:name="P33" style:family="paragraph" style:parent-style-name="Standard">
      <style:text-properties officeooo:paragraph-rsid="08531499"/>
    </style:style>
    <style:style style:name="P34" style:family="paragraph" style:parent-style-name="Standard">
      <style:text-properties officeooo:rsid="08531499" officeooo:paragraph-rsid="08531499"/>
    </style:style>
    <style:style style:name="P35" style:family="paragraph" style:parent-style-name="Standard">
      <style:text-properties officeooo:paragraph-rsid="085c2ea7"/>
    </style:style>
    <style:style style:name="P36" style:family="paragraph" style:parent-style-name="Standard">
      <style:text-properties officeooo:paragraph-rsid="0862b938"/>
    </style:style>
    <style:style style:name="P37" style:family="paragraph" style:parent-style-name="Standard">
      <style:text-properties officeooo:paragraph-rsid="08710496"/>
    </style:style>
    <style:style style:name="P38" style:family="paragraph" style:parent-style-name="Standard">
      <style:text-properties officeooo:paragraph-rsid="08772cf0"/>
    </style:style>
    <style:style style:name="P39" style:family="paragraph" style:parent-style-name="Standard">
      <style:text-properties officeooo:rsid="080b3936" officeooo:paragraph-rsid="08774461"/>
    </style:style>
    <style:style style:name="P40" style:family="paragraph" style:parent-style-name="Standard">
      <style:text-properties officeooo:paragraph-rsid="08875768"/>
    </style:style>
    <style:style style:name="P41" style:family="paragraph" style:parent-style-name="Standard">
      <style:text-properties officeooo:rsid="088824d9" officeooo:paragraph-rsid="088824d9"/>
    </style:style>
    <style:style style:name="P42" style:family="paragraph" style:parent-style-name="Standard">
      <style:text-properties style:text-position="0% 100%" style:font-name="Monospace" fo:language="en" fo:country="US" fo:font-style="normal" officeooo:rsid="088b0c17" officeooo:paragraph-rsid="088b0c17" style:font-size-asian="10.5pt" style:font-style-asian="normal" style:font-name-complex="David CLM1" style:font-style-complex="normal" style:font-weight-complex="normal"/>
    </style:style>
    <style:style style:name="P43" style:family="paragraph" style:parent-style-name="Standard">
      <style:text-properties officeooo:paragraph-rsid="08975a9e"/>
    </style:style>
    <style:style style:name="P44" style:family="paragraph" style:parent-style-name="Text_20_body">
      <style:paragraph-properties fo:margin-top="0.0791in" fo:margin-bottom="0.0791in" style:contextual-spacing="false" fo:line-height="100%" fo:text-align="end" style:justify-single-word="false" style:writing-mode="rl-tb"/>
      <style:text-properties officeooo:paragraph-rsid="081ef443"/>
    </style:style>
    <style:style style:name="P45" style:family="paragraph" style:parent-style-name="Standard">
      <style:paragraph-properties fo:text-align="start" style:justify-single-word="false" style:writing-mode="lr-tb"/>
      <style:text-properties officeooo:paragraph-rsid="085b0a81"/>
    </style:style>
    <style:style style:name="P46" style:family="paragraph" style:parent-style-name="Standard">
      <style:paragraph-properties fo:text-align="start" style:justify-single-word="false" style:writing-mode="lr-tb"/>
      <style:text-properties officeooo:paragraph-rsid="085ef390"/>
    </style:style>
    <style:style style:name="P47" style:family="paragraph" style:parent-style-name="Standard">
      <style:paragraph-properties fo:text-align="start" style:justify-single-word="false" style:writing-mode="lr-tb"/>
      <style:text-properties officeooo:paragraph-rsid="088f6829"/>
    </style:style>
    <style:style style:name="P48" style:family="paragraph" style:parent-style-name="Standard">
      <style:paragraph-properties fo:text-align="start" style:justify-single-word="false" style:writing-mode="lr-tb"/>
      <style:text-properties officeooo:rsid="083cc7e4" officeooo:paragraph-rsid="083cc7e4"/>
    </style:style>
    <style:style style:name="P49" style:family="paragraph" style:parent-style-name="Standard">
      <style:paragraph-properties fo:text-align="start" style:justify-single-word="false" style:writing-mode="lr-tb"/>
      <style:text-properties officeooo:rsid="083cc7e4" officeooo:paragraph-rsid="085c2ea7"/>
    </style:style>
    <style:style style:name="P50" style:family="paragraph" style:parent-style-name="Standard">
      <style:paragraph-properties fo:text-align="start" style:justify-single-word="false" style:writing-mode="lr-tb"/>
      <style:text-properties style:font-name="Monospace" fo:language="en" fo:country="US" officeooo:rsid="084c4071" officeooo:paragraph-rsid="085582c0" style:font-size-asian="10.5pt" style:font-name-complex="David CLM1" style:font-weight-complex="normal"/>
    </style:style>
    <style:style style:name="P51" style:family="paragraph" style:parent-style-name="Standard">
      <style:paragraph-properties fo:text-align="start" style:justify-single-word="false" style:writing-mode="lr-tb"/>
      <style:text-properties style:font-name="Monospace" fo:language="en" fo:country="US" officeooo:rsid="08566054" officeooo:paragraph-rsid="08566054" style:font-size-asian="10.5pt" style:font-name-complex="David CLM1" style:font-weight-complex="normal"/>
    </style:style>
    <style:style style:name="P52" style:family="paragraph" style:parent-style-name="Standard">
      <style:paragraph-properties fo:text-align="start" style:justify-single-word="false" style:writing-mode="lr-tb"/>
      <style:text-properties style:font-name="Monospace" fo:language="en" fo:country="US" officeooo:rsid="08566054" officeooo:paragraph-rsid="085b2bc0" style:font-size-asian="10.5pt" style:font-name-complex="David CLM1" style:font-weight-complex="normal"/>
    </style:style>
    <style:style style:name="P53" style:family="paragraph" style:parent-style-name="Standard">
      <style:paragraph-properties fo:text-align="end" style:justify-single-word="false" style:writing-mode="rl-tb"/>
      <style:text-properties officeooo:paragraph-rsid="083f7d93"/>
    </style:style>
    <style:style style:name="P54" style:family="paragraph" style:parent-style-name="Standard">
      <style:paragraph-properties fo:text-align="end" style:justify-single-word="false" style:writing-mode="rl-tb"/>
      <style:text-properties officeooo:paragraph-rsid="088f9c39"/>
    </style:style>
    <style:style style:name="P55" style:family="paragraph" style:parent-style-name="Standard">
      <style:paragraph-properties fo:text-align="end" style:justify-single-word="false" style:writing-mode="rl-tb"/>
      <style:text-properties officeooo:paragraph-rsid="089070ac"/>
    </style:style>
    <style:style style:name="P56" style:family="paragraph" style:parent-style-name="Standard">
      <style:paragraph-properties style:writing-mode="rl-tb"/>
      <style:text-properties style:font-name="Monospace" fo:language="en" fo:country="US" officeooo:rsid="0854c54e" officeooo:paragraph-rsid="0854c54e" style:font-size-asian="10.5pt" style:font-name-complex="David CLM1" style:font-weight-complex="normal"/>
    </style:style>
    <style:style style:name="P57" style:family="paragraph" style:parent-style-name="Standard">
      <style:paragraph-properties fo:text-align="end" style:justify-single-word="false" style:writing-mode="rl-tb"/>
      <style:text-properties style:font-name="Monospace" fo:language="en" fo:country="US" officeooo:rsid="085b2bc0" officeooo:paragraph-rsid="085b2bc0" style:font-size-asian="10.5pt" style:font-name-complex="David CLM1" style:font-weight-complex="normal"/>
    </style:style>
    <style:style style:name="P58" style:family="paragraph" style:parent-style-name="Standard">
      <style:paragraph-properties style:writing-mode="rl-tb"/>
      <style:text-properties style:font-name="Monospace" fo:language="en" fo:country="US" officeooo:rsid="0858f728" officeooo:paragraph-rsid="0858f728" style:font-size-asian="10.5pt" style:font-name-complex="David CLM1" style:font-weight-complex="normal"/>
    </style:style>
    <style:style style:name="P59" style:family="paragraph" style:parent-style-name="Standard">
      <style:paragraph-properties fo:text-align="end" style:justify-single-word="false" style:writing-mode="rl-tb"/>
      <style:text-properties style:font-name="Monospace" fo:language="en" fo:country="US" officeooo:rsid="07c2fbca" officeooo:paragraph-rsid="088d8c7a" style:font-size-asian="10.5pt" style:font-name-complex="David CLM1" style:font-weight-complex="normal"/>
    </style:style>
    <style:style style:name="P60" style:family="paragraph" style:parent-style-name="Standard">
      <style:paragraph-properties fo:text-align="end" style:justify-single-word="false" style:writing-mode="rl-tb"/>
      <style:text-properties fo:language="en" fo:country="US" officeooo:rsid="085d4dfa" officeooo:paragraph-rsid="085d4dfa"/>
    </style:style>
    <style:style style:name="P61" style:family="paragraph" style:parent-style-name="Standard">
      <style:paragraph-properties style:writing-mode="rl-tb"/>
      <style:text-properties officeooo:rsid="085582c0" officeooo:paragraph-rsid="085582c0"/>
    </style:style>
    <style:style style:name="P62" style:family="paragraph" style:parent-style-name="Standard">
      <style:paragraph-properties style:writing-mode="rl-tb"/>
      <style:text-properties officeooo:paragraph-rsid="085582c0"/>
    </style:style>
    <style:style style:name="P63" style:family="paragraph" style:parent-style-name="Standard">
      <style:paragraph-properties fo:text-align="end" style:justify-single-word="false" style:writing-mode="rl-tb"/>
      <style:text-properties officeooo:rsid="085a5706" officeooo:paragraph-rsid="085a5706"/>
    </style:style>
    <style:style style:name="P64"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81ef443" style:font-name-complex="David CLM"/>
    </style:style>
    <style:style style:name="P65"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64e29e" officeooo:paragraph-rsid="081ef443" style:font-name-asian="Noto Sans CJK SC Regular" style:font-size-asian="18.2000007629395pt" style:font-weight-asian="bold" style:font-name-complex="David CLM" style:font-size-complex="21pt" style:font-weight-complex="bold"/>
    </style:style>
    <style:style style:name="P66" style:family="paragraph" style:parent-style-name="Standard" style:list-style-name="L2">
      <style:text-properties officeooo:paragraph-rsid="078be8f6"/>
    </style:style>
    <style:style style:name="P67" style:family="paragraph" style:parent-style-name="Standard" style:list-style-name="L2">
      <style:text-properties officeooo:rsid="078a2534" officeooo:paragraph-rsid="078a2534"/>
    </style:style>
    <style:style style:name="P68" style:family="paragraph" style:parent-style-name="Standard" style:list-style-name="L3">
      <style:text-properties style:font-name="Monospace" fo:language="en" fo:country="US" officeooo:rsid="07947e3f" officeooo:paragraph-rsid="07947e3f" style:font-size-asian="10.5pt" style:font-name-complex="David CLM1" style:font-weight-complex="normal"/>
    </style:style>
    <style:style style:name="P69" style:family="paragraph" style:parent-style-name="Standard" style:list-style-name="L4">
      <style:text-properties style:font-name="Monospace" fo:language="en" fo:country="US" officeooo:rsid="07aeab5d" officeooo:paragraph-rsid="07aeab5d" style:font-size-asian="10.5pt" style:font-name-complex="David CLM1" style:font-weight-complex="normal"/>
    </style:style>
    <style:style style:name="P70" style:family="paragraph" style:parent-style-name="Standard" style:list-style-name="L4">
      <style:text-properties style:font-name="Monospace" fo:language="en" fo:country="US" officeooo:rsid="07aeab5d" officeooo:paragraph-rsid="07e7569c" style:font-size-asian="10.5pt" style:font-name-complex="David CLM1" style:font-weight-complex="normal"/>
    </style:style>
    <style:style style:name="P71" style:family="paragraph" style:parent-style-name="Standard" style:list-style-name="L4">
      <style:text-properties style:font-name="Monospace" fo:language="en" fo:country="US" officeooo:paragraph-rsid="07aeab5d" style:font-size-asian="10.5pt" style:font-name-complex="David CLM1" style:font-weight-complex="normal"/>
    </style:style>
    <style:style style:name="P72" style:family="paragraph" style:parent-style-name="Standard" style:list-style-name="L5">
      <style:text-properties style:font-name="Monospace" fo:language="en" fo:country="US" officeooo:rsid="07b0f1b2" officeooo:paragraph-rsid="07b0f1b2" style:font-size-asian="10.5pt" style:font-name-complex="David CLM1" style:font-weight-complex="normal"/>
    </style:style>
    <style:style style:name="P73" style:family="paragraph" style:parent-style-name="Standard" style:list-style-name="L4">
      <style:text-properties officeooo:paragraph-rsid="07aeab5d"/>
    </style:style>
    <style:style style:name="P74" style:family="paragraph" style:parent-style-name="Standard" style:list-style-name="L4">
      <style:text-properties officeooo:paragraph-rsid="07e7569c"/>
    </style:style>
    <style:style style:name="P75" style:family="paragraph" style:parent-style-name="Standard" style:list-style-name="L5">
      <style:text-properties officeooo:paragraph-rsid="07b0f9d0"/>
    </style:style>
    <style:style style:name="P76" style:family="paragraph" style:parent-style-name="Standard" style:list-style-name="L6">
      <style:text-properties officeooo:paragraph-rsid="07f25cfd"/>
    </style:style>
    <style:style style:name="P77" style:family="paragraph" style:parent-style-name="Standard" style:list-style-name="L6">
      <style:text-properties officeooo:paragraph-rsid="07f6c4bc"/>
    </style:style>
    <style:style style:name="P78" style:family="paragraph" style:parent-style-name="Standard" style:list-style-name="L6">
      <style:text-properties officeooo:paragraph-rsid="07fad377"/>
    </style:style>
    <style:style style:name="P79" style:family="paragraph" style:parent-style-name="Standard" style:list-style-name="L6">
      <style:text-properties officeooo:rsid="07f25cfd" officeooo:paragraph-rsid="07f25cfd"/>
    </style:style>
    <style:style style:name="P80" style:family="paragraph" style:parent-style-name="Standard" style:list-style-name="L7">
      <style:text-properties officeooo:paragraph-rsid="080de11e"/>
    </style:style>
    <style:style style:name="P81" style:family="paragraph" style:parent-style-name="Standard">
      <style:text-properties officeooo:paragraph-rsid="085ef390"/>
    </style:style>
    <style:style style:name="P82" style:family="paragraph" style:parent-style-name="Standard" style:list-style-name="L8">
      <style:paragraph-properties fo:text-align="end" style:justify-single-word="false" style:writing-mode="rl-tb"/>
      <style:text-properties officeooo:paragraph-rsid="083f7d93"/>
    </style:style>
    <style:style style:name="P83" style:family="paragraph" style:parent-style-name="Standard" style:list-style-name="L9">
      <style:paragraph-properties fo:text-align="end" style:justify-single-word="false" style:writing-mode="rl-tb"/>
      <style:text-properties officeooo:paragraph-rsid="089aab12"/>
    </style:style>
    <style:style style:name="P84" style:family="paragraph" style:parent-style-name="Standard" style:list-style-name="L8">
      <style:paragraph-properties fo:text-align="end" style:justify-single-word="false" style:writing-mode="rl-tb"/>
      <style:text-properties style:font-name="Monospace" fo:language="en" fo:country="US" fo:font-weight="normal" officeooo:rsid="083f7d93" officeooo:paragraph-rsid="083f7d93" style:font-size-asian="10.5pt" style:font-weight-asian="normal" style:font-name-complex="David CLM1" style:font-weight-complex="normal"/>
    </style:style>
    <style:style style:name="P85" style:family="paragraph" style:parent-style-name="Standard" style:list-style-name="L9">
      <style:paragraph-properties fo:text-align="end" style:justify-single-word="false" style:writing-mode="rl-tb"/>
      <style:text-properties style:font-name="Monospace" fo:language="en" fo:country="US" fo:font-weight="normal" officeooo:rsid="0842d30f" officeooo:paragraph-rsid="089e5760" style:font-size-asian="10.5pt" style:font-weight-asian="normal" style:font-name-complex="David CLM1" style:font-weight-complex="normal"/>
    </style:style>
    <style:style style:name="P86" style:family="paragraph" style:parent-style-name="Standard">
      <style:paragraph-properties fo:text-align="end" style:justify-single-word="false" style:writing-mode="rl-tb"/>
      <style:text-properties officeooo:rsid="083f7d93" officeooo:paragraph-rsid="089a3172"/>
    </style:style>
    <style:style style:name="P87" style:family="paragraph" style:parent-style-name="Standard" style:list-style-name="L10">
      <style:paragraph-properties fo:text-align="start" style:justify-single-word="false" style:writing-mode="lr-tb"/>
      <style:text-properties officeooo:paragraph-rsid="08209995"/>
    </style:style>
    <style:style style:name="P88" style:family="paragraph" style:parent-style-name="Standard" style:list-style-name="L10">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89" style:family="paragraph" style:parent-style-name="Standard">
      <style:paragraph-properties fo:text-align="start" style:justify-single-word="false" style:writing-mode="lr-tb"/>
      <style:text-properties officeooo:rsid="083cc7e4" officeooo:paragraph-rsid="08a00054"/>
    </style:style>
    <style:style style:name="P90" style:family="paragraph" style:parent-style-name="Text_20_body" style:list-style-name="L1">
      <style:paragraph-properties fo:margin-top="0in" fo:margin-bottom="0in" style:contextual-spacing="false" fo:line-height="100%" fo:text-align="end" style:justify-single-word="false" style:writing-mode="rl-tb"/>
      <style:text-properties style:use-window-font-color="true" loext:opacity="0%" style:text-position="9% 100%" style:font-name="David CLM" fo:font-size="12pt" officeooo:rsid="0745cb79" officeooo:paragraph-rsid="081ef443" style:font-size-asian="12pt" style:font-name-complex="David CLM" style:font-size-complex="12pt" style:font-weight-complex="normal"/>
    </style:style>
    <style:style style:name="T1" style:family="text">
      <style:text-properties style:use-window-font-color="true" loext:opacity="0%" style:text-position="9% 100%" style:font-name="David CLM" fo:font-size="12pt" officeooo:rsid="0726281c" style:font-size-asian="12pt" style:font-name-complex="David CLM" style:font-size-complex="12pt" style:font-weight-complex="normal"/>
    </style:style>
    <style:style style:name="T2" style:family="text">
      <style:text-properties style:use-window-font-color="true" loext:opacity="0%" style:text-position="9% 100%" style:font-name="David CLM" fo:font-size="12pt" officeooo:rsid="0727638f" style:font-size-asian="12pt" style:font-name-complex="David CLM" style:font-size-complex="12pt" style:font-weight-complex="normal"/>
    </style:style>
    <style:style style:name="T3" style:family="text">
      <style:text-properties style:use-window-font-color="true" loext:opacity="0%" style:text-position="9% 100%" style:font-name="David CLM" fo:font-size="12pt" officeooo:rsid="0727fdaa" style:font-size-asian="12pt" style:font-name-complex="David CLM" style:font-size-complex="12pt" style:font-weight-complex="normal"/>
    </style:style>
    <style:style style:name="T4" style:family="text">
      <style:text-properties style:use-window-font-color="true" loext:opacity="0%" style:text-position="9% 100%" style:font-name="David CLM" fo:font-size="12pt" officeooo:rsid="072835e0" style:font-size-asian="12pt" style:font-name-complex="David CLM" style:font-size-complex="12pt" style:font-weight-complex="normal"/>
    </style:style>
    <style:style style:name="T5" style:family="text">
      <style:text-properties style:use-window-font-color="true" loext:opacity="0%" style:text-position="9% 100%" style:font-name="David CLM" fo:font-size="12pt" officeooo:rsid="07284c28" style:font-size-asian="12pt" style:font-name-complex="David CLM" style:font-size-complex="12pt" style:font-weight-complex="normal"/>
    </style:style>
    <style:style style:name="T6" style:family="text">
      <style:text-properties style:use-window-font-color="true" loext:opacity="0%" style:text-position="9% 100%" style:font-name="David CLM" fo:font-size="12pt" officeooo:rsid="0729e12b" style:font-size-asian="12pt" style:font-name-complex="David CLM" style:font-size-complex="12pt" style:font-weight-complex="normal"/>
    </style:style>
    <style:style style:name="T7" style:family="text">
      <style:text-properties style:use-window-font-color="true" loext:opacity="0%" style:text-position="9% 100%" style:font-name="David CLM" fo:font-size="12pt" officeooo:rsid="072fd47d" style:font-size-asian="12pt" style:font-name-complex="David CLM" style:font-size-complex="12pt" style:font-weight-complex="normal"/>
    </style:style>
    <style:style style:name="T8" style:family="text">
      <style:text-properties style:use-window-font-color="true" loext:opacity="0%" style:text-position="9% 100%" style:font-name="David CLM" fo:font-size="12pt" officeooo:rsid="072fd720" style:font-size-asian="12pt" style:font-name-complex="David CLM" style:font-size-complex="12pt" style:font-weight-complex="normal"/>
    </style:style>
    <style:style style:name="T9" style:family="text">
      <style:text-properties style:use-window-font-color="true" loext:opacity="0%" style:text-position="9% 100%" style:font-name="David CLM" fo:font-size="12pt" officeooo:rsid="073233d3" style:font-size-asian="12pt" style:font-name-complex="David CLM" style:font-size-complex="12pt" style:font-weight-complex="normal"/>
    </style:style>
    <style:style style:name="T10" style:family="text">
      <style:text-properties style:use-window-font-color="true" loext:opacity="0%" style:text-position="9% 100%" style:font-name="David CLM" fo:font-size="12pt" officeooo:rsid="07327a0f" style:font-size-asian="12pt" style:font-name-complex="David CLM" style:font-size-complex="12pt" style:font-weight-complex="normal"/>
    </style:style>
    <style:style style:name="T11" style:family="text">
      <style:text-properties style:use-window-font-color="true" loext:opacity="0%" style:text-position="9% 100%" style:font-name="David CLM" fo:font-size="12pt" officeooo:rsid="0744ac20" style:font-size-asian="12pt" style:font-name-complex="David CLM" style:font-size-complex="12pt" style:font-weight-complex="normal"/>
    </style:style>
    <style:style style:name="T12" style:family="text">
      <style:text-properties style:use-window-font-color="true" loext:opacity="0%" style:text-position="9% 100%" style:font-name="David CLM" fo:font-size="12pt" officeooo:rsid="074579eb" style:font-size-asian="12pt" style:font-name-complex="David CLM" style:font-size-complex="12pt" style:font-weight-complex="normal"/>
    </style:style>
    <style:style style:name="T13" style:family="text">
      <style:text-properties style:use-window-font-color="true" loext:opacity="0%" style:text-position="9% 100%" style:font-name="David CLM" fo:font-size="12pt" officeooo:rsid="074708f0" style:font-size-asian="12pt" style:font-name-complex="David CLM" style:font-size-complex="12pt" style:font-weight-complex="normal"/>
    </style:style>
    <style:style style:name="T14" style:family="text">
      <style:text-properties style:use-window-font-color="true" loext:opacity="0%" style:text-position="9% 100%" style:font-name="David CLM" fo:font-size="12pt" officeooo:rsid="0745cb79" style:font-size-asian="12pt" style:font-name-complex="David CLM" style:font-size-complex="12pt" style:font-weight-complex="normal"/>
    </style:style>
    <style:style style:name="T15" style:family="text">
      <style:text-properties style:use-window-font-color="true" loext:opacity="0%" style:text-position="9% 100%" style:font-name="David CLM" fo:font-size="12pt" officeooo:rsid="0828aecd" style:font-size-asian="12pt" style:font-name-complex="David CLM" style:font-size-complex="12pt" style:font-weight-complex="normal"/>
    </style:style>
    <style:style style:name="T16" style:family="text">
      <style:text-properties officeooo:rsid="07106065"/>
    </style:style>
    <style:style style:name="T17" style:family="text">
      <style:text-properties style:font-name="Monospace" fo:language="en" fo:country="US" style:font-size-asian="10.5pt" style:font-name-complex="David CLM1" style:font-weight-complex="normal"/>
    </style:style>
    <style:style style:name="T18" style:family="text">
      <style:text-properties style:font-name="Monospace" fo:language="en" fo:country="US" officeooo:rsid="0776a248" style:font-size-asian="10.5pt" style:font-name-complex="David CLM1" style:font-weight-complex="normal"/>
    </style:style>
    <style:style style:name="T19" style:family="text">
      <style:text-properties style:font-name="Monospace" fo:language="en" fo:country="US" officeooo:rsid="07778c74" style:font-size-asian="10.5pt" style:font-name-complex="David CLM1" style:font-weight-complex="normal"/>
    </style:style>
    <style:style style:name="T20" style:family="text">
      <style:text-properties style:font-name="Monospace" fo:language="en" fo:country="US" officeooo:rsid="077b023c" style:font-size-asian="10.5pt" style:font-name-complex="David CLM1" style:font-weight-complex="normal"/>
    </style:style>
    <style:style style:name="T21" style:family="text">
      <style:text-properties style:font-name="Monospace" fo:language="en" fo:country="US" officeooo:rsid="077c4965" style:font-size-asian="10.5pt" style:font-name-complex="David CLM1" style:font-weight-complex="normal"/>
    </style:style>
    <style:style style:name="T22" style:family="text">
      <style:text-properties style:font-name="Monospace" fo:language="en" fo:country="US" officeooo:rsid="077f5852" style:font-size-asian="10.5pt" style:font-name-complex="David CLM1" style:font-weight-complex="normal"/>
    </style:style>
    <style:style style:name="T23" style:family="text">
      <style:text-properties style:font-name="Monospace" fo:language="en" fo:country="US" officeooo:rsid="077f7151" style:font-size-asian="10.5pt" style:font-name-complex="David CLM1" style:font-weight-complex="normal"/>
    </style:style>
    <style:style style:name="T24" style:family="text">
      <style:text-properties style:font-name="Monospace" fo:language="en" fo:country="US" officeooo:rsid="0782989f" style:font-size-asian="10.5pt" style:font-name-complex="David CLM1" style:font-weight-complex="normal"/>
    </style:style>
    <style:style style:name="T25" style:family="text">
      <style:text-properties style:font-name="Monospace" fo:language="en" fo:country="US" officeooo:rsid="07835c7b" style:font-size-asian="10.5pt" style:font-name-complex="David CLM1" style:font-weight-complex="normal"/>
    </style:style>
    <style:style style:name="T26" style:family="text">
      <style:text-properties style:font-name="Monospace" fo:language="en" fo:country="US" officeooo:rsid="07870e0b" style:font-size-asian="10.5pt" style:font-name-complex="David CLM1" style:font-weight-complex="normal"/>
    </style:style>
    <style:style style:name="T27" style:family="text">
      <style:text-properties style:font-name="Monospace" fo:language="en" fo:country="US" officeooo:rsid="07853c3b" style:font-size-asian="10.5pt" style:font-name-complex="David CLM1" style:font-weight-complex="normal"/>
    </style:style>
    <style:style style:name="T28" style:family="text">
      <style:text-properties style:font-name="Monospace" fo:language="en" fo:country="US" officeooo:rsid="0787737e" style:font-size-asian="10.5pt" style:font-name-complex="David CLM1" style:font-weight-complex="normal"/>
    </style:style>
    <style:style style:name="T29" style:family="text">
      <style:text-properties style:font-name="Monospace" fo:language="en" fo:country="US" officeooo:rsid="078a2534" style:font-size-asian="10.5pt" style:font-name-complex="David CLM1" style:font-weight-complex="normal"/>
    </style:style>
    <style:style style:name="T30" style:family="text">
      <style:text-properties style:font-name="Monospace" fo:language="en" fo:country="US" officeooo:rsid="078be8f6" style:font-size-asian="10.5pt" style:font-name-complex="David CLM1" style:font-weight-complex="normal"/>
    </style:style>
    <style:style style:name="T31" style:family="text">
      <style:text-properties style:font-name="Monospace" fo:language="en" fo:country="US" officeooo:rsid="078cd128" style:font-size-asian="10.5pt" style:font-name-complex="David CLM1" style:font-weight-complex="normal"/>
    </style:style>
    <style:style style:name="T32" style:family="text">
      <style:text-properties style:font-name="Monospace" fo:language="en" fo:country="US" officeooo:rsid="078d66a1" style:font-size-asian="10.5pt" style:font-name-complex="David CLM1" style:font-weight-complex="normal"/>
    </style:style>
    <style:style style:name="T33" style:family="text">
      <style:text-properties style:font-name="Monospace" fo:language="en" fo:country="US" officeooo:rsid="078e4024" style:font-size-asian="10.5pt" style:font-name-complex="David CLM1" style:font-weight-complex="normal"/>
    </style:style>
    <style:style style:name="T34" style:family="text">
      <style:text-properties style:font-name="Monospace" fo:language="en" fo:country="US" officeooo:rsid="078ffd06" style:font-size-asian="10.5pt" style:font-name-complex="David CLM1" style:font-weight-complex="normal"/>
    </style:style>
    <style:style style:name="T35" style:family="text">
      <style:text-properties style:font-name="Monospace" fo:language="en" fo:country="US" officeooo:rsid="079153b0" style:font-size-asian="10.5pt" style:font-name-complex="David CLM1" style:font-weight-complex="normal"/>
    </style:style>
    <style:style style:name="T36" style:family="text">
      <style:text-properties style:font-name="Monospace" fo:language="en" fo:country="US" officeooo:rsid="0792e95c" style:font-size-asian="10.5pt" style:font-name-complex="David CLM1" style:font-weight-complex="normal"/>
    </style:style>
    <style:style style:name="T37" style:family="text">
      <style:text-properties style:font-name="Monospace" fo:language="en" fo:country="US" officeooo:rsid="0792eed4" style:font-size-asian="10.5pt" style:font-name-complex="David CLM1" style:font-weight-complex="normal"/>
    </style:style>
    <style:style style:name="T38" style:family="text">
      <style:text-properties style:font-name="Monospace" fo:language="en" fo:country="US" officeooo:rsid="07934747" style:font-size-asian="10.5pt" style:font-name-complex="David CLM1" style:font-weight-complex="normal"/>
    </style:style>
    <style:style style:name="T39" style:family="text">
      <style:text-properties style:font-name="Monospace" fo:language="en" fo:country="US" officeooo:rsid="0793f12d" style:font-size-asian="10.5pt" style:font-name-complex="David CLM1" style:font-weight-complex="normal"/>
    </style:style>
    <style:style style:name="T40" style:family="text">
      <style:text-properties style:font-name="Monospace" fo:language="en" fo:country="US" officeooo:rsid="07947e3f" style:font-size-asian="10.5pt" style:font-name-complex="David CLM1" style:font-weight-complex="normal"/>
    </style:style>
    <style:style style:name="T41" style:family="text">
      <style:text-properties style:font-name="Monospace" fo:language="en" fo:country="US" officeooo:rsid="07965027" style:font-size-asian="10.5pt" style:font-name-complex="David CLM1" style:font-weight-complex="normal"/>
    </style:style>
    <style:style style:name="T42" style:family="text">
      <style:text-properties style:font-name="Monospace" fo:language="en" fo:country="US" officeooo:rsid="079745f3" style:font-size-asian="10.5pt" style:font-name-complex="David CLM1" style:font-weight-complex="normal"/>
    </style:style>
    <style:style style:name="T43" style:family="text">
      <style:text-properties style:font-name="Monospace" fo:language="en" fo:country="US" officeooo:rsid="0797f64c" style:font-size-asian="10.5pt" style:font-name-complex="David CLM1" style:font-weight-complex="normal"/>
    </style:style>
    <style:style style:name="T44" style:family="text">
      <style:text-properties style:font-name="Monospace" fo:language="en" fo:country="US" officeooo:rsid="0798b27f" style:font-size-asian="10.5pt" style:font-name-complex="David CLM1" style:font-weight-complex="normal"/>
    </style:style>
    <style:style style:name="T45" style:family="text">
      <style:text-properties style:font-name="Monospace" fo:language="en" fo:country="US" officeooo:rsid="0798f4a2" style:font-size-asian="10.5pt" style:font-name-complex="David CLM1" style:font-weight-complex="normal"/>
    </style:style>
    <style:style style:name="T46" style:family="text">
      <style:text-properties style:font-name="Monospace" fo:language="en" fo:country="US" officeooo:rsid="0799f58f" style:font-size-asian="10.5pt" style:font-name-complex="David CLM1" style:font-weight-complex="normal"/>
    </style:style>
    <style:style style:name="T47" style:family="text">
      <style:text-properties style:font-name="Monospace" fo:language="en" fo:country="US" officeooo:rsid="079a6666" style:font-size-asian="10.5pt" style:font-name-complex="David CLM1" style:font-weight-complex="normal"/>
    </style:style>
    <style:style style:name="T48" style:family="text">
      <style:text-properties style:font-name="Monospace" fo:language="en" fo:country="US" officeooo:rsid="07906f24" style:font-size-asian="10.5pt" style:font-name-complex="David CLM1" style:font-weight-complex="normal"/>
    </style:style>
    <style:style style:name="T49" style:family="text">
      <style:text-properties style:font-name="Monospace" fo:language="en" fo:country="US" officeooo:rsid="079b5c3d" style:font-size-asian="10.5pt" style:font-name-complex="David CLM1" style:font-weight-complex="normal"/>
    </style:style>
    <style:style style:name="T50" style:family="text">
      <style:text-properties style:font-name="Monospace" fo:language="en" fo:country="US" officeooo:rsid="079d1210" style:font-size-asian="10.5pt" style:font-name-complex="David CLM1" style:font-weight-complex="normal"/>
    </style:style>
    <style:style style:name="T51" style:family="text">
      <style:text-properties style:font-name="Monospace" fo:language="en" fo:country="US" officeooo:rsid="079e0b85" style:font-size-asian="10.5pt" style:font-name-complex="David CLM1" style:font-weight-complex="normal"/>
    </style:style>
    <style:style style:name="T52" style:family="text">
      <style:text-properties style:font-name="Monospace" fo:language="en" fo:country="US" officeooo:rsid="07a3ec64" style:font-size-asian="10.5pt" style:font-name-complex="David CLM1" style:font-weight-complex="normal"/>
    </style:style>
    <style:style style:name="T53" style:family="text">
      <style:text-properties style:font-name="Monospace" fo:language="en" fo:country="US" officeooo:rsid="07a5c139" style:font-size-asian="10.5pt" style:font-name-complex="David CLM1" style:font-weight-complex="normal"/>
    </style:style>
    <style:style style:name="T54" style:family="text">
      <style:text-properties style:font-name="Monospace" fo:language="en" fo:country="US" officeooo:rsid="07a7bc9f" style:font-size-asian="10.5pt" style:font-name-complex="David CLM1" style:font-weight-complex="normal"/>
    </style:style>
    <style:style style:name="T55" style:family="text">
      <style:text-properties style:font-name="Monospace" fo:language="en" fo:country="US" officeooo:rsid="07a95da5" style:font-size-asian="10.5pt" style:font-name-complex="David CLM1" style:font-weight-complex="normal"/>
    </style:style>
    <style:style style:name="T56" style:family="text">
      <style:text-properties style:font-name="Monospace" fo:language="en" fo:country="US" officeooo:rsid="07ab7dcc" style:font-size-asian="10.5pt" style:font-name-complex="David CLM1" style:font-weight-complex="normal"/>
    </style:style>
    <style:style style:name="T57" style:family="text">
      <style:text-properties style:font-name="Monospace" fo:language="en" fo:country="US" officeooo:rsid="07ac7f71" style:font-size-asian="10.5pt" style:font-name-complex="David CLM1" style:font-weight-complex="normal"/>
    </style:style>
    <style:style style:name="T58" style:family="text">
      <style:text-properties style:font-name="Monospace" fo:language="en" fo:country="US" officeooo:rsid="07ac9614" style:font-size-asian="10.5pt" style:font-name-complex="David CLM1" style:font-weight-complex="normal"/>
    </style:style>
    <style:style style:name="T59" style:family="text">
      <style:text-properties style:font-name="Monospace" fo:language="en" fo:country="US" officeooo:rsid="07aeab5d" style:font-size-asian="10.5pt" style:font-name-complex="David CLM1" style:font-weight-complex="normal"/>
    </style:style>
    <style:style style:name="T60" style:family="text">
      <style:text-properties style:font-name="Monospace" fo:language="en" fo:country="US" officeooo:rsid="07ade9e3" style:font-size-asian="10.5pt" style:font-name-complex="David CLM1" style:font-weight-complex="normal"/>
    </style:style>
    <style:style style:name="T61" style:family="text">
      <style:text-properties style:font-name="Monospace" fo:language="en" fo:country="US" officeooo:rsid="07b09907" style:font-size-asian="10.5pt" style:font-name-complex="David CLM1" style:font-weight-complex="normal"/>
    </style:style>
    <style:style style:name="T62" style:family="text">
      <style:text-properties style:font-name="Monospace" fo:language="en" fo:country="US" officeooo:rsid="07b0f1b2" style:font-size-asian="10.5pt" style:font-name-complex="David CLM1" style:font-weight-complex="normal"/>
    </style:style>
    <style:style style:name="T63" style:family="text">
      <style:text-properties style:font-name="Monospace" fo:language="en" fo:country="US" officeooo:rsid="07b2f443" style:font-size-asian="10.5pt" style:font-name-complex="David CLM1" style:font-weight-complex="normal"/>
    </style:style>
    <style:style style:name="T64" style:family="text">
      <style:text-properties style:font-name="Monospace" fo:language="en" fo:country="US" officeooo:rsid="07b59c26" style:font-size-asian="10.5pt" style:font-name-complex="David CLM1" style:font-weight-complex="normal"/>
    </style:style>
    <style:style style:name="T65" style:family="text">
      <style:text-properties style:font-name="Monospace" fo:language="en" fo:country="US" officeooo:rsid="07b9b07e" style:font-size-asian="10.5pt" style:font-name-complex="David CLM1" style:font-weight-complex="normal"/>
    </style:style>
    <style:style style:name="T66" style:family="text">
      <style:text-properties style:font-name="Monospace" fo:language="en" fo:country="US" officeooo:rsid="07b9d66a" style:font-size-asian="10.5pt" style:font-name-complex="David CLM1" style:font-weight-complex="normal"/>
    </style:style>
    <style:style style:name="T67" style:family="text">
      <style:text-properties style:font-name="Monospace" fo:language="en" fo:country="US" officeooo:rsid="07bb5e7f" style:font-size-asian="10.5pt" style:font-name-complex="David CLM1" style:font-weight-complex="normal"/>
    </style:style>
    <style:style style:name="T68" style:family="text">
      <style:text-properties style:font-name="Monospace" fo:language="en" fo:country="US" officeooo:rsid="07bcfecb" style:font-size-asian="10.5pt" style:font-name-complex="David CLM1" style:font-weight-complex="normal"/>
    </style:style>
    <style:style style:name="T69" style:family="text">
      <style:text-properties style:font-name="Monospace" fo:language="en" fo:country="US" officeooo:rsid="07bd8db1" style:font-size-asian="10.5pt" style:font-name-complex="David CLM1" style:font-weight-complex="normal"/>
    </style:style>
    <style:style style:name="T70" style:family="text">
      <style:text-properties style:font-name="Monospace" fo:language="en" fo:country="US" officeooo:rsid="07c01412" style:font-size-asian="10.5pt" style:font-name-complex="David CLM1" style:font-weight-complex="normal"/>
    </style:style>
    <style:style style:name="T71" style:family="text">
      <style:text-properties style:font-name="Monospace" fo:language="en" fo:country="US" officeooo:rsid="07c2e42c" style:font-size-asian="10.5pt" style:font-name-complex="David CLM1" style:font-weight-complex="normal"/>
    </style:style>
    <style:style style:name="T72" style:family="text">
      <style:text-properties style:font-name="Monospace" fo:language="en" fo:country="US" officeooo:rsid="07c44c54" style:font-size-asian="10.5pt" style:font-name-complex="David CLM1" style:font-weight-complex="normal"/>
    </style:style>
    <style:style style:name="T73" style:family="text">
      <style:text-properties style:font-name="Monospace" fo:language="en" fo:country="US" officeooo:rsid="07c56f50" style:font-size-asian="10.5pt" style:font-name-complex="David CLM1" style:font-weight-complex="normal"/>
    </style:style>
    <style:style style:name="T74" style:family="text">
      <style:text-properties style:font-name="Monospace" fo:language="en" fo:country="US" officeooo:rsid="07c69c3c" style:font-size-asian="10.5pt" style:font-name-complex="David CLM1" style:font-weight-complex="normal"/>
    </style:style>
    <style:style style:name="T75" style:family="text">
      <style:text-properties style:font-name="Monospace" fo:language="en" fo:country="US" officeooo:rsid="07c762ab" style:font-size-asian="10.5pt" style:font-name-complex="David CLM1" style:font-weight-complex="normal"/>
    </style:style>
    <style:style style:name="T76" style:family="text">
      <style:text-properties style:font-name="Monospace" fo:language="en" fo:country="US" officeooo:rsid="07c823ee" style:font-size-asian="10.5pt" style:font-name-complex="David CLM1" style:font-weight-complex="normal"/>
    </style:style>
    <style:style style:name="T77" style:family="text">
      <style:text-properties style:font-name="Monospace" fo:language="en" fo:country="US" officeooo:rsid="07c8d83b" style:font-size-asian="10.5pt" style:font-name-complex="David CLM1" style:font-weight-complex="normal"/>
    </style:style>
    <style:style style:name="T78" style:family="text">
      <style:text-properties style:font-name="Monospace" fo:language="en" fo:country="US" officeooo:rsid="07ca2f41" style:font-size-asian="10.5pt" style:font-name-complex="David CLM1" style:font-weight-complex="normal"/>
    </style:style>
    <style:style style:name="T79" style:family="text">
      <style:text-properties style:font-name="Monospace" fo:language="en" fo:country="US" officeooo:rsid="07cbaea4" style:font-size-asian="10.5pt" style:font-name-complex="David CLM1" style:font-weight-complex="normal"/>
    </style:style>
    <style:style style:name="T80" style:family="text">
      <style:text-properties style:font-name="Monospace" fo:language="en" fo:country="US" officeooo:rsid="07cdc475" style:font-size-asian="10.5pt" style:font-name-complex="David CLM1" style:font-weight-complex="normal"/>
    </style:style>
    <style:style style:name="T81" style:family="text">
      <style:text-properties style:font-name="Monospace" fo:language="en" fo:country="US" officeooo:rsid="07ceb3d1" style:font-size-asian="10.5pt" style:font-name-complex="David CLM1" style:font-weight-complex="normal"/>
    </style:style>
    <style:style style:name="T82" style:family="text">
      <style:text-properties style:font-name="Monospace" fo:language="en" fo:country="US" officeooo:rsid="07cf853d" style:font-size-asian="10.5pt" style:font-name-complex="David CLM1" style:font-weight-complex="normal"/>
    </style:style>
    <style:style style:name="T83" style:family="text">
      <style:text-properties style:font-name="Monospace" fo:language="en" fo:country="US" officeooo:rsid="07cfc0a9" style:font-size-asian="10.5pt" style:font-name-complex="David CLM1" style:font-weight-complex="normal"/>
    </style:style>
    <style:style style:name="T84" style:family="text">
      <style:text-properties style:font-name="Monospace" fo:language="en" fo:country="US" officeooo:rsid="07ab34bb" style:font-size-asian="10.5pt" style:font-name-complex="David CLM1" style:font-weight-complex="normal"/>
    </style:style>
    <style:style style:name="T85" style:family="text">
      <style:text-properties style:font-name="Monospace" fo:language="en" fo:country="US" officeooo:rsid="07d420dc" style:font-size-asian="10.5pt" style:font-name-complex="David CLM1" style:font-weight-complex="normal"/>
    </style:style>
    <style:style style:name="T86" style:family="text">
      <style:text-properties style:font-name="Monospace" fo:language="en" fo:country="US" officeooo:rsid="07d6594e" style:font-size-asian="10.5pt" style:font-name-complex="David CLM1" style:font-weight-complex="normal"/>
    </style:style>
    <style:style style:name="T87" style:family="text">
      <style:text-properties style:font-name="Monospace" fo:language="en" fo:country="US" officeooo:rsid="07d83cd7" style:font-size-asian="10.5pt" style:font-name-complex="David CLM1" style:font-weight-complex="normal"/>
    </style:style>
    <style:style style:name="T88" style:family="text">
      <style:text-properties style:font-name="Monospace" fo:language="en" fo:country="US" officeooo:rsid="07d8f897" style:font-size-asian="10.5pt" style:font-name-complex="David CLM1" style:font-weight-complex="normal"/>
    </style:style>
    <style:style style:name="T89" style:family="text">
      <style:text-properties style:font-name="Monospace" fo:language="en" fo:country="US" officeooo:rsid="07dbb5bd" style:font-size-asian="10.5pt" style:font-name-complex="David CLM1" style:font-weight-complex="normal"/>
    </style:style>
    <style:style style:name="T90" style:family="text">
      <style:text-properties style:font-name="Monospace" fo:language="en" fo:country="US" officeooo:rsid="07dd3849" style:font-size-asian="10.5pt" style:font-name-complex="David CLM1" style:font-weight-complex="normal"/>
    </style:style>
    <style:style style:name="T91" style:family="text">
      <style:text-properties style:font-name="Monospace" fo:language="en" fo:country="US" officeooo:rsid="07de74ad" style:font-size-asian="10.5pt" style:font-name-complex="David CLM1" style:font-weight-complex="normal"/>
    </style:style>
    <style:style style:name="T92" style:family="text">
      <style:text-properties style:font-name="Monospace" fo:language="en" fo:country="US" officeooo:rsid="07dfa717" style:font-size-asian="10.5pt" style:font-name-complex="David CLM1" style:font-weight-complex="normal"/>
    </style:style>
    <style:style style:name="T93" style:family="text">
      <style:text-properties style:font-name="Monospace" fo:language="en" fo:country="US" officeooo:rsid="07e7569c" style:font-size-asian="10.5pt" style:font-name-complex="David CLM1" style:font-weight-complex="normal"/>
    </style:style>
    <style:style style:name="T94" style:family="text">
      <style:text-properties style:font-name="Monospace" fo:language="en" fo:country="US" officeooo:rsid="07e8d145" style:font-size-asian="10.5pt" style:font-name-complex="David CLM1" style:font-weight-complex="normal"/>
    </style:style>
    <style:style style:name="T95" style:family="text">
      <style:text-properties style:font-name="Monospace" fo:language="en" fo:country="US" officeooo:rsid="07e97380" style:font-size-asian="10.5pt" style:font-name-complex="David CLM1" style:font-weight-complex="normal"/>
    </style:style>
    <style:style style:name="T96" style:family="text">
      <style:text-properties style:font-name="Monospace" fo:language="en" fo:country="US" officeooo:rsid="07ec15c7" style:font-size-asian="10.5pt" style:font-name-complex="David CLM1" style:font-weight-complex="normal"/>
    </style:style>
    <style:style style:name="T97" style:family="text">
      <style:text-properties style:font-name="Monospace" fo:language="en" fo:country="US" officeooo:rsid="07f1772f" style:font-size-asian="10.5pt" style:font-name-complex="David CLM1" style:font-weight-complex="normal"/>
    </style:style>
    <style:style style:name="T98" style:family="text">
      <style:text-properties style:font-name="Monospace" fo:language="en" fo:country="US" officeooo:rsid="07f25cfd" style:font-size-asian="10.5pt" style:font-name-complex="David CLM1" style:font-weight-complex="normal"/>
    </style:style>
    <style:style style:name="T99" style:family="text">
      <style:text-properties style:font-name="Monospace" fo:language="en" fo:country="US" officeooo:rsid="07f3195d" style:font-size-asian="10.5pt" style:font-name-complex="David CLM1" style:font-weight-complex="normal"/>
    </style:style>
    <style:style style:name="T100" style:family="text">
      <style:text-properties style:font-name="Monospace" fo:language="en" fo:country="US" officeooo:rsid="07f3de76" style:font-size-asian="10.5pt" style:font-name-complex="David CLM1" style:font-weight-complex="normal"/>
    </style:style>
    <style:style style:name="T101" style:family="text">
      <style:text-properties style:font-name="Monospace" fo:language="en" fo:country="US" officeooo:rsid="07f4ebd5" style:font-size-asian="10.5pt" style:font-name-complex="David CLM1" style:font-weight-complex="normal"/>
    </style:style>
    <style:style style:name="T102" style:family="text">
      <style:text-properties style:font-name="Monospace" fo:language="en" fo:country="US" officeooo:rsid="07f54192" style:font-size-asian="10.5pt" style:font-name-complex="David CLM1" style:font-weight-complex="normal"/>
    </style:style>
    <style:style style:name="T103" style:family="text">
      <style:text-properties style:font-name="Monospace" fo:language="en" fo:country="US" officeooo:rsid="07f6c4bc" style:font-size-asian="10.5pt" style:font-name-complex="David CLM1" style:font-weight-complex="normal"/>
    </style:style>
    <style:style style:name="T104" style:family="text">
      <style:text-properties style:font-name="Monospace" fo:language="en" fo:country="US" officeooo:rsid="07f95a1b" style:font-size-asian="10.5pt" style:font-name-complex="David CLM1" style:font-weight-complex="normal"/>
    </style:style>
    <style:style style:name="T105" style:family="text">
      <style:text-properties style:font-name="Monospace" fo:language="en" fo:country="US" officeooo:rsid="07fad377" style:font-size-asian="10.5pt" style:font-name-complex="David CLM1" style:font-weight-complex="normal"/>
    </style:style>
    <style:style style:name="T106" style:family="text">
      <style:text-properties style:font-name="Monospace" fo:language="en" fo:country="US" officeooo:rsid="080b3936" style:font-size-asian="10.5pt" style:font-name-complex="David CLM1" style:font-weight-complex="normal"/>
    </style:style>
    <style:style style:name="T107" style:family="text">
      <style:text-properties style:font-name="Monospace" fo:language="en" fo:country="US" officeooo:rsid="08128381" style:font-size-asian="10.5pt" style:font-name-complex="David CLM1" style:font-weight-complex="normal"/>
    </style:style>
    <style:style style:name="T108" style:family="text">
      <style:text-properties style:font-name="Monospace" fo:language="en" fo:country="US" officeooo:rsid="08159949" style:font-size-asian="10.5pt" style:font-name-complex="David CLM1" style:font-weight-complex="normal"/>
    </style:style>
    <style:style style:name="T109" style:family="text">
      <style:text-properties style:font-name="Monospace" fo:language="en" fo:country="US" officeooo:rsid="0822245f" style:font-size-asian="10.5pt" style:font-name-complex="David CLM1" style:font-weight-complex="normal"/>
    </style:style>
    <style:style style:name="T110" style:family="text">
      <style:text-properties style:font-name="Monospace" fo:language="en" fo:country="US" officeooo:rsid="08299b33" style:font-size-asian="10.5pt" style:font-name-complex="David CLM1" style:font-weight-complex="normal"/>
    </style:style>
    <style:style style:name="T111" style:family="text">
      <style:text-properties style:font-name="Monospace" fo:language="en" fo:country="US" officeooo:rsid="0849e93e" style:font-size-asian="10.5pt" style:font-name-complex="David CLM1" style:font-weight-complex="normal"/>
    </style:style>
    <style:style style:name="T112" style:family="text">
      <style:text-properties style:font-name="Monospace" fo:language="en" fo:country="US" officeooo:rsid="08531499" style:font-size-asian="10.5pt" style:font-name-complex="David CLM1" style:font-weight-complex="normal"/>
    </style:style>
    <style:style style:name="T113" style:family="text">
      <style:text-properties style:font-name="Monospace" fo:language="en" fo:country="US" officeooo:rsid="084c4071" style:font-size-asian="10.5pt" style:font-name-complex="David CLM1" style:font-weight-complex="normal"/>
    </style:style>
    <style:style style:name="T114" style:family="text">
      <style:text-properties style:font-name="Monospace" fo:language="en" fo:country="US" officeooo:rsid="08515f37" style:font-size-asian="10.5pt" style:font-name-complex="David CLM1" style:font-weight-complex="normal"/>
    </style:style>
    <style:style style:name="T115" style:family="text">
      <style:text-properties style:font-name="Monospace" fo:language="en" fo:country="US" officeooo:rsid="08561cd9" style:font-size-asian="10.5pt" style:font-name-complex="David CLM1" style:font-weight-complex="normal"/>
    </style:style>
    <style:style style:name="T116" style:family="text">
      <style:text-properties style:font-name="Monospace" fo:language="en" fo:country="US" officeooo:rsid="085582c0" style:font-size-asian="10.5pt" style:font-name-complex="David CLM1" style:font-weight-complex="normal"/>
    </style:style>
    <style:style style:name="T117" style:family="text">
      <style:text-properties style:font-name="Monospace" fo:language="en" fo:country="US" officeooo:rsid="085769aa" style:font-size-asian="10.5pt" style:font-name-complex="David CLM1" style:font-weight-complex="normal"/>
    </style:style>
    <style:style style:name="T118" style:family="text">
      <style:text-properties style:font-name="Monospace" fo:language="en" fo:country="US" officeooo:rsid="0858f728" style:font-size-asian="10.5pt" style:font-name-complex="David CLM1" style:font-weight-complex="normal"/>
    </style:style>
    <style:style style:name="T119" style:family="text">
      <style:text-properties style:font-name="Monospace" fo:language="en" fo:country="US" officeooo:rsid="085a5706" style:font-size-asian="10.5pt" style:font-name-complex="David CLM1" style:font-weight-complex="normal"/>
    </style:style>
    <style:style style:name="T120" style:family="text">
      <style:text-properties style:font-name="Monospace" fo:language="en" fo:country="US" officeooo:rsid="085b0a81" style:font-size-asian="10.5pt" style:font-name-complex="David CLM1" style:font-weight-complex="normal"/>
    </style:style>
    <style:style style:name="T121" style:family="text">
      <style:text-properties style:font-name="Monospace" fo:language="en" fo:country="US" officeooo:rsid="085b2bc0" style:font-size-asian="10.5pt" style:font-name-complex="David CLM1" style:font-weight-complex="normal"/>
    </style:style>
    <style:style style:name="T122" style:family="text">
      <style:text-properties style:font-name="Monospace" fo:language="en" fo:country="US" officeooo:rsid="085f48f0" style:font-size-asian="10.5pt" style:font-name-complex="David CLM1" style:font-weight-complex="normal"/>
    </style:style>
    <style:style style:name="T123" style:family="text">
      <style:text-properties style:font-name="Monospace" fo:language="en" fo:country="US" officeooo:rsid="08612a40" style:font-size-asian="10.5pt" style:font-name-complex="David CLM1" style:font-weight-complex="normal"/>
    </style:style>
    <style:style style:name="T124" style:family="text">
      <style:text-properties style:font-name="Monospace" fo:language="en" fo:country="US" officeooo:rsid="0862b133" style:font-size-asian="10.5pt" style:font-name-complex="David CLM1" style:font-weight-complex="normal"/>
    </style:style>
    <style:style style:name="T125" style:family="text">
      <style:text-properties style:font-name="Monospace" fo:language="en" fo:country="US" officeooo:rsid="0862b938" style:font-size-asian="10.5pt" style:font-name-complex="David CLM1" style:font-weight-complex="normal"/>
    </style:style>
    <style:style style:name="T126" style:family="text">
      <style:text-properties style:font-name="Monospace" fo:language="en" fo:country="US" officeooo:rsid="086780e9" style:font-size-asian="10.5pt" style:font-name-complex="David CLM1" style:font-weight-complex="normal"/>
    </style:style>
    <style:style style:name="T127" style:family="text">
      <style:text-properties style:font-name="Monospace" fo:language="en" fo:country="US" officeooo:rsid="08697a50" style:font-size-asian="10.5pt" style:font-name-complex="David CLM1" style:font-weight-complex="normal"/>
    </style:style>
    <style:style style:name="T128" style:family="text">
      <style:text-properties style:font-name="Monospace" fo:language="en" fo:country="US" officeooo:rsid="086ba288" style:font-size-asian="10.5pt" style:font-name-complex="David CLM1" style:font-weight-complex="normal"/>
    </style:style>
    <style:style style:name="T129" style:family="text">
      <style:text-properties style:font-name="Monospace" fo:language="en" fo:country="US" officeooo:rsid="08209995" style:font-size-asian="10.5pt" style:font-name-complex="David CLM1" style:font-weight-complex="normal"/>
    </style:style>
    <style:style style:name="T130" style:family="text">
      <style:text-properties style:font-name="Monospace" fo:language="en" fo:country="US" officeooo:rsid="086d7f20" style:font-size-asian="10.5pt" style:font-name-complex="David CLM1" style:font-weight-complex="normal"/>
    </style:style>
    <style:style style:name="T131" style:family="text">
      <style:text-properties style:font-name="Monospace" fo:language="en" fo:country="US" officeooo:rsid="086f596e" style:font-size-asian="10.5pt" style:font-name-complex="David CLM1" style:font-weight-complex="normal"/>
    </style:style>
    <style:style style:name="T132" style:family="text">
      <style:text-properties style:font-name="Monospace" fo:language="en" fo:country="US" officeooo:rsid="0873beb4" style:font-size-asian="10.5pt" style:font-name-complex="David CLM1" style:font-weight-complex="normal"/>
    </style:style>
    <style:style style:name="T133" style:family="text">
      <style:text-properties style:font-name="Monospace" fo:language="en" fo:country="US" officeooo:rsid="08774461" style:font-size-asian="10.5pt" style:font-name-complex="David CLM1" style:font-weight-complex="normal"/>
    </style:style>
    <style:style style:name="T134" style:family="text">
      <style:text-properties style:font-name="Monospace" fo:language="en" fo:country="US" officeooo:rsid="087a7688" style:font-size-asian="10.5pt" style:font-name-complex="David CLM1" style:font-weight-complex="normal"/>
    </style:style>
    <style:style style:name="T135" style:family="text">
      <style:text-properties style:font-name="Monospace" fo:language="en" fo:country="US" officeooo:rsid="0880c2de" style:font-size-asian="10.5pt" style:font-name-complex="David CLM1" style:font-weight-complex="normal"/>
    </style:style>
    <style:style style:name="T136" style:family="text">
      <style:text-properties style:font-name="Monospace" fo:language="en" fo:country="US" officeooo:rsid="087f1125" style:font-size-asian="10.5pt" style:font-name-complex="David CLM1" style:font-weight-complex="normal"/>
    </style:style>
    <style:style style:name="T137" style:family="text">
      <style:text-properties style:font-name="Monospace" fo:language="en" fo:country="US" officeooo:rsid="087bf105" style:font-size-asian="10.5pt" style:font-name-complex="David CLM1" style:font-weight-complex="normal"/>
    </style:style>
    <style:style style:name="T138" style:family="text">
      <style:text-properties style:font-name="Monospace" fo:language="en" fo:country="US" officeooo:rsid="088544a4" style:font-size-asian="10.5pt" style:font-name-complex="David CLM1" style:font-weight-complex="normal"/>
    </style:style>
    <style:style style:name="T139" style:family="text">
      <style:text-properties style:font-name="Monospace" fo:language="en" fo:country="US" officeooo:rsid="08858c0f" style:font-size-asian="10.5pt" style:font-name-complex="David CLM1" style:font-weight-complex="normal"/>
    </style:style>
    <style:style style:name="T140" style:family="text">
      <style:text-properties style:font-name="Monospace" fo:language="en" fo:country="US" officeooo:rsid="08810ef1" style:font-size-asian="10.5pt" style:font-name-complex="David CLM1" style:font-weight-complex="normal"/>
    </style:style>
    <style:style style:name="T141" style:family="text">
      <style:text-properties style:font-name="Monospace" fo:language="en" fo:country="US" officeooo:rsid="0885cd16" style:font-size-asian="10.5pt" style:font-name-complex="David CLM1" style:font-weight-complex="normal"/>
    </style:style>
    <style:style style:name="T142" style:family="text">
      <style:text-properties style:font-name="Monospace" fo:language="en" fo:country="US" officeooo:rsid="0886aa9e" style:font-size-asian="10.5pt" style:font-name-complex="David CLM1" style:font-weight-complex="normal"/>
    </style:style>
    <style:style style:name="T143" style:family="text">
      <style:text-properties style:font-name="Monospace" fo:language="en" fo:country="US" officeooo:rsid="0895d096" style:font-size-asian="10.5pt" style:font-name-complex="David CLM1" style:font-weight-complex="normal"/>
    </style:style>
    <style:style style:name="T144" style:family="text">
      <style:text-properties style:font-name="Monospace" fo:language="en" fo:country="US" officeooo:rsid="08a1eda6" style:font-size-asian="10.5pt" style:font-name-complex="David CLM1" style:font-weight-complex="normal"/>
    </style:style>
    <style:style style:name="T145" style:family="text">
      <style:text-properties style:font-name="Monospace" fo:language="en" fo:country="US" officeooo:rsid="08a2bc7f" style:font-size-asian="10.5pt" style:font-name-complex="David CLM1" style:font-weight-complex="normal"/>
    </style:style>
    <style:style style:name="T146" style:family="text">
      <style:text-properties style:font-name="Monospace" fo:language="en" fo:country="US" officeooo:rsid="085ef390" style:font-size-asian="10.5pt" style:font-name-complex="David CLM1" style:font-weight-complex="normal"/>
    </style:style>
    <style:style style:name="T147" style:family="text">
      <style:text-properties style:font-name="Monospace" fo:language="en" fo:country="US" officeooo:rsid="08a88700" style:font-size-asian="10.5pt" style:font-name-complex="David CLM1" style:font-weight-complex="normal"/>
    </style:style>
    <style:style style:name="T148" style:family="text">
      <style:text-properties style:font-name="Monospace" fo:language="en" fo:country="US" officeooo:rsid="08aa289f" style:font-size-asian="10.5pt" style:font-name-complex="David CLM1" style:font-weight-complex="normal"/>
    </style:style>
    <style:style style:name="T149" style:family="text">
      <style:text-properties style:font-name="Monospace" fo:language="en" fo:country="US" fo:font-style="italic" style:font-size-asian="10.5pt" style:font-style-asian="italic" style:font-name-complex="David CLM1" style:font-style-complex="italic" style:font-weight-complex="normal"/>
    </style:style>
    <style:style style:name="T150" style:family="text">
      <style:text-properties style:font-name="Monospace" fo:language="en" fo:country="US" fo:font-style="italic" officeooo:rsid="077c4965" style:font-size-asian="10.5pt" style:font-style-asian="italic" style:font-name-complex="David CLM1" style:font-style-complex="italic" style:font-weight-complex="normal"/>
    </style:style>
    <style:style style:name="T151" style:family="text">
      <style:text-properties style:font-name="Monospace" fo:language="en" fo:country="US" fo:font-style="italic" officeooo:rsid="07778c74" style:font-size-asian="10.5pt" style:font-style-asian="italic" style:font-name-complex="David CLM1" style:font-style-complex="italic" style:font-weight-complex="normal"/>
    </style:style>
    <style:style style:name="T152" style:family="text">
      <style:text-properties style:font-name="Monospace" fo:language="en" fo:country="US" fo:font-style="italic" officeooo:rsid="0787737e" style:font-size-asian="10.5pt" style:font-style-asian="italic" style:font-name-complex="David CLM1" style:font-style-complex="italic" style:font-weight-complex="normal"/>
    </style:style>
    <style:style style:name="T153" style:family="text">
      <style:text-properties style:font-name="Monospace" fo:language="en" fo:country="US" fo:font-style="italic" officeooo:rsid="07892f37" style:font-size-asian="10.5pt" style:font-style-asian="italic" style:font-name-complex="David CLM1" style:font-style-complex="italic" style:font-weight-complex="normal"/>
    </style:style>
    <style:style style:name="T154" style:family="text">
      <style:text-properties style:font-name="Monospace" fo:language="en" fo:country="US" fo:font-style="italic" officeooo:rsid="078be8f6" style:font-size-asian="10.5pt" style:font-style-asian="italic" style:font-name-complex="David CLM1" style:font-style-complex="italic" style:font-weight-complex="normal"/>
    </style:style>
    <style:style style:name="T155" style:family="text">
      <style:text-properties style:font-name="Monospace" fo:language="en" fo:country="US" fo:font-style="italic" officeooo:rsid="0797f64c" style:font-size-asian="10.5pt" style:font-style-asian="italic" style:font-name-complex="David CLM1" style:font-style-complex="italic" style:font-weight-complex="normal"/>
    </style:style>
    <style:style style:name="T156" style:family="text">
      <style:text-properties style:font-name="Monospace" fo:language="en" fo:country="US" fo:font-style="italic" officeooo:rsid="07906f24" style:font-size-asian="10.5pt" style:font-style-asian="italic" style:font-name-complex="David CLM1" style:font-style-complex="italic" style:font-weight-complex="normal"/>
    </style:style>
    <style:style style:name="T157" style:family="text">
      <style:text-properties style:font-name="Monospace" fo:language="en" fo:country="US" fo:font-style="italic" officeooo:rsid="07cfc0a9" style:font-size-asian="10.5pt" style:font-style-asian="italic" style:font-name-complex="David CLM1" style:font-style-complex="italic" style:font-weight-complex="normal"/>
    </style:style>
    <style:style style:name="T158" style:family="text">
      <style:text-properties style:font-name="Monospace" fo:language="en" fo:country="US" fo:font-style="italic" officeooo:rsid="07a5c139" style:font-size-asian="10.5pt" style:font-style-asian="italic" style:font-name-complex="David CLM1" style:font-style-complex="italic" style:font-weight-complex="normal"/>
    </style:style>
    <style:style style:name="T159" style:family="text">
      <style:text-properties style:font-name="Monospace" fo:language="en" fo:country="US" fo:font-style="italic" officeooo:rsid="07e4ca26" style:font-size-asian="10.5pt" style:font-style-asian="italic" style:font-name-complex="David CLM1" style:font-style-complex="italic" style:font-weight-complex="normal"/>
    </style:style>
    <style:style style:name="T160" style:family="text">
      <style:text-properties style:font-name="Monospace" fo:language="en" fo:country="US" fo:font-style="italic" officeooo:rsid="07e7569c" style:font-size-asian="10.5pt" style:font-style-asian="italic" style:font-name-complex="David CLM1" style:font-style-complex="italic" style:font-weight-complex="normal"/>
    </style:style>
    <style:style style:name="T161" style:family="text">
      <style:text-properties style:font-name="Monospace" fo:language="en" fo:country="US" fo:font-style="italic" officeooo:rsid="08299b33" style:font-size-asian="10.5pt" style:font-style-asian="italic" style:font-name-complex="David CLM1" style:font-style-complex="italic" style:font-weight-complex="normal"/>
    </style:style>
    <style:style style:name="T162" style:family="text">
      <style:text-properties style:font-name="Monospace" fo:language="en" fo:country="US" fo:font-style="italic" officeooo:rsid="085cfd05" style:font-size-asian="10.5pt" style:font-style-asian="italic" style:font-name-complex="David CLM1" style:font-style-complex="italic" style:font-weight-complex="normal"/>
    </style:style>
    <style:style style:name="T163" style:family="text">
      <style:text-properties style:font-name="Monospace" fo:language="en" fo:country="US" fo:font-style="italic" officeooo:rsid="08531499" style:font-size-asian="10.5pt" style:font-style-asian="italic" style:font-name-complex="David CLM1" style:font-style-complex="italic" style:font-weight-complex="normal"/>
    </style:style>
    <style:style style:name="T164" style:family="text">
      <style:text-properties style:font-name="Monospace" fo:language="en" fo:country="US" fo:font-style="italic" officeooo:rsid="0862b938" style:font-size-asian="10.5pt" style:font-style-asian="italic" style:font-name-complex="David CLM1" style:font-style-complex="italic" style:font-weight-complex="normal"/>
    </style:style>
    <style:style style:name="T165" style:family="text">
      <style:text-properties style:font-name="Monospace" fo:language="en" fo:country="US" fo:font-style="italic" fo:font-weight="normal" officeooo:rsid="08024753" style:font-size-asian="10.5pt" style:font-style-asian="italic" style:font-weight-asian="normal" style:font-name-complex="David CLM1" style:font-style-complex="italic" style:font-weight-complex="normal"/>
    </style:style>
    <style:style style:name="T166" style:family="text">
      <style:text-properties style:font-name="Monospace" fo:language="en" fo:country="US" fo:font-style="italic" fo:font-weight="normal" officeooo:rsid="0839365d" style:font-size-asian="10.5pt" style:font-style-asian="italic" style:font-weight-asian="normal" style:font-name-complex="David CLM1" style:font-style-complex="italic" style:font-weight-complex="normal"/>
    </style:style>
    <style:style style:name="T167" style:family="text">
      <style:text-properties style:font-name="Monospace" fo:language="en" fo:country="US" fo:font-weight="bold" style:font-size-asian="10.5pt" style:font-weight-asian="bold" style:font-name-complex="David CLM1" style:font-weight-complex="bold"/>
    </style:style>
    <style:style style:name="T168" style:family="text">
      <style:text-properties style:font-name="Monospace" fo:language="en" fo:country="US" fo:font-weight="bold" officeooo:rsid="07906f24" style:font-size-asian="10.5pt" style:font-weight-asian="bold" style:font-name-complex="David CLM1" style:font-weight-complex="bold"/>
    </style:style>
    <style:style style:name="T169" style:family="text">
      <style:text-properties style:font-name="Monospace" fo:language="en" fo:country="US" fo:font-weight="bold" officeooo:rsid="07aeab5d" style:font-size-asian="10.5pt" style:font-weight-asian="bold" style:font-name-complex="David CLM1" style:font-weight-complex="bold"/>
    </style:style>
    <style:style style:name="T170" style:family="text">
      <style:text-properties style:font-name="Monospace" fo:language="en" fo:country="US" fo:font-weight="bold" officeooo:rsid="07bd8db1" style:font-size-asian="10.5pt" style:font-weight-asian="bold" style:font-name-complex="David CLM1" style:font-weight-complex="bold"/>
    </style:style>
    <style:style style:name="T171" style:family="text">
      <style:text-properties style:font-name="Monospace" fo:language="en" fo:country="US" fo:font-weight="bold" officeooo:rsid="07f25cfd" style:font-size-asian="10.5pt" style:font-weight-asian="bold" style:font-name-complex="David CLM1" style:font-weight-complex="bold"/>
    </style:style>
    <style:style style:name="T172" style:family="text">
      <style:text-properties style:font-name="Monospace" fo:language="en" fo:country="US" fo:font-weight="bold" officeooo:rsid="07f3195d" style:font-size-asian="10.5pt" style:font-weight-asian="bold" style:font-name-complex="David CLM1" style:font-weight-complex="bold"/>
    </style:style>
    <style:style style:name="T173" style:family="text">
      <style:text-properties style:font-name="Monospace" fo:language="en" fo:country="US" fo:font-weight="bold" officeooo:rsid="07f3de76" style:font-size-asian="10.5pt" style:font-weight-asian="bold" style:font-name-complex="David CLM1" style:font-weight-complex="bold"/>
    </style:style>
    <style:style style:name="T174" style:family="text">
      <style:text-properties style:font-name="Monospace" fo:language="en" fo:country="US" fo:font-weight="bold" officeooo:rsid="07fad377" style:font-size-asian="10.5pt" style:font-weight-asian="bold" style:font-name-complex="David CLM1" style:font-weight-complex="bold"/>
    </style:style>
    <style:style style:name="T175" style:family="text">
      <style:text-properties style:font-name="Monospace" fo:language="en" fo:country="US" fo:font-weight="bold" officeooo:rsid="080c929f" style:font-size-asian="10.5pt" style:font-weight-asian="bold" style:font-name-complex="David CLM1" style:font-weight-complex="bold"/>
    </style:style>
    <style:style style:name="T176" style:family="text">
      <style:text-properties style:font-name="Monospace" fo:language="en" fo:country="US" fo:font-weight="bold" officeooo:rsid="080b3936" style:font-size-asian="10.5pt" style:font-weight-asian="bold" style:font-name-complex="David CLM1" style:font-weight-complex="bold"/>
    </style:style>
    <style:style style:name="T177" style:family="text">
      <style:text-properties style:font-name="Monospace" fo:language="en" fo:country="US" fo:font-weight="bold" officeooo:rsid="082a8c1b" style:font-size-asian="10.5pt" style:font-weight-asian="bold" style:font-name-complex="David CLM1" style:font-weight-complex="bold"/>
    </style:style>
    <style:style style:name="T178" style:family="text">
      <style:text-properties style:font-name="Monospace" fo:language="en" fo:country="US" fo:font-weight="bold" officeooo:rsid="0849477b" style:font-size-asian="10.5pt" style:font-weight-asian="bold" style:font-name-complex="David CLM1" style:font-weight-complex="bold"/>
    </style:style>
    <style:style style:name="T179" style:family="text">
      <style:text-properties style:font-name="Monospace" fo:language="en" fo:country="US" fo:font-weight="bold" officeooo:rsid="08774461" style:font-size-asian="10.5pt" style:font-weight-asian="bold" style:font-name-complex="David CLM1" style:font-weight-complex="bold"/>
    </style:style>
    <style:style style:name="T180" style:family="text">
      <style:text-properties style:font-name="Monospace" fo:language="en" fo:country="US" fo:font-style="normal" style:font-size-asian="10.5pt" style:font-style-asian="normal" style:font-name-complex="David CLM1" style:font-style-complex="normal" style:font-weight-complex="normal"/>
    </style:style>
    <style:style style:name="T181" style:family="text">
      <style:text-properties style:font-name="Monospace" fo:language="en" fo:country="US" fo:font-style="normal" officeooo:rsid="07b59c26" style:font-size-asian="10.5pt" style:font-style-asian="normal" style:font-name-complex="David CLM1" style:font-style-complex="normal" style:font-weight-complex="normal"/>
    </style:style>
    <style:style style:name="T182" style:family="text">
      <style:text-properties style:font-name="Monospace" fo:language="en" fo:country="US" fo:font-style="normal" officeooo:rsid="07b5a87a" style:font-size-asian="10.5pt" style:font-style-asian="normal" style:font-name-complex="David CLM1" style:font-style-complex="normal" style:font-weight-complex="normal"/>
    </style:style>
    <style:style style:name="T183" style:family="text">
      <style:text-properties style:font-name="Monospace" fo:language="en" fo:country="US" fo:font-style="normal" officeooo:rsid="07b77d84" style:font-size-asian="10.5pt" style:font-style-asian="normal" style:font-name-complex="David CLM1" style:font-style-complex="normal" style:font-weight-complex="normal"/>
    </style:style>
    <style:style style:name="T184" style:family="text">
      <style:text-properties style:font-name="Monospace" fo:language="en" fo:country="US" fo:font-style="normal" officeooo:rsid="07b91829" style:font-size-asian="10.5pt" style:font-style-asian="normal" style:font-name-complex="David CLM1" style:font-style-complex="normal" style:font-weight-complex="normal"/>
    </style:style>
    <style:style style:name="T185" style:family="text">
      <style:text-properties style:font-name="Monospace" fo:language="en" fo:country="US" fo:font-style="normal" officeooo:rsid="07d13396" style:font-size-asian="10.5pt" style:font-style-asian="normal" style:font-name-complex="David CLM1" style:font-style-complex="normal" style:font-weight-complex="normal"/>
    </style:style>
    <style:style style:name="T186" style:family="text">
      <style:text-properties style:font-name="Monospace" fo:language="en" fo:country="US" fo:font-style="normal" officeooo:rsid="07d1ab98" style:font-size-asian="10.5pt" style:font-style-asian="normal" style:font-name-complex="David CLM1" style:font-style-complex="normal" style:font-weight-complex="normal"/>
    </style:style>
    <style:style style:name="T187" style:family="text">
      <style:text-properties style:font-name="Monospace" fo:language="en" fo:country="US" fo:font-style="normal" officeooo:rsid="07a95da5" style:font-size-asian="10.5pt" style:font-style-asian="normal" style:font-name-complex="David CLM1" style:font-style-complex="normal" style:font-weight-complex="normal"/>
    </style:style>
    <style:style style:name="T188" style:family="text">
      <style:text-properties style:font-name="Monospace" fo:language="en" fo:country="US" fo:font-style="normal" officeooo:rsid="07d2a960" style:font-size-asian="10.5pt" style:font-style-asian="normal" style:font-name-complex="David CLM1" style:font-style-complex="normal" style:font-weight-complex="normal"/>
    </style:style>
    <style:style style:name="T189" style:family="text">
      <style:text-properties style:font-name="Monospace" fo:language="en" fo:country="US" fo:font-style="normal" officeooo:rsid="07e4ca26" style:font-size-asian="10.5pt" style:font-style-asian="normal" style:font-name-complex="David CLM1" style:font-style-complex="normal" style:font-weight-complex="normal"/>
    </style:style>
    <style:style style:name="T190" style:family="text">
      <style:text-properties style:font-name="Monospace" fo:language="en" fo:country="US" fo:font-style="normal" officeooo:rsid="07e5cac4" style:font-size-asian="10.5pt" style:font-style-asian="normal" style:font-name-complex="David CLM1" style:font-style-complex="normal" style:font-weight-complex="normal"/>
    </style:style>
    <style:style style:name="T191" style:family="text">
      <style:text-properties style:font-name="Monospace" fo:language="en" fo:country="US" fo:font-style="normal" officeooo:rsid="07cfc0a9" style:font-size-asian="10.5pt" style:font-style-asian="normal" style:font-name-complex="David CLM1" style:font-style-complex="normal" style:font-weight-complex="normal"/>
    </style:style>
    <style:style style:name="T192" style:family="text">
      <style:text-properties style:font-name="Monospace" fo:language="en" fo:country="US" fo:font-style="normal" officeooo:rsid="08759c07" style:font-size-asian="10.5pt" style:font-style-asian="normal" style:font-name-complex="David CLM1" style:font-style-complex="normal" style:font-weight-complex="normal"/>
    </style:style>
    <style:style style:name="T193" style:family="text">
      <style:text-properties style:font-name="Monospace" fo:language="en" fo:country="US" fo:font-style="normal" officeooo:rsid="08772cf0" style:font-size-asian="10.5pt" style:font-style-asian="normal" style:font-name-complex="David CLM1" style:font-style-complex="normal" style:font-weight-complex="normal"/>
    </style:style>
    <style:style style:name="T194" style:family="text">
      <style:text-properties style:font-name="Monospace" fo:language="en" fo:country="US" fo:font-weight="normal" style:font-size-asian="10.5pt" style:font-weight-asian="normal" style:font-name-complex="David CLM1" style:font-weight-complex="normal"/>
    </style:style>
    <style:style style:name="T195" style:family="text">
      <style:text-properties style:font-name="Monospace" fo:language="en" fo:country="US" fo:font-weight="normal" officeooo:rsid="07fad377" style:font-size-asian="10.5pt" style:font-weight-asian="normal" style:font-name-complex="David CLM1" style:font-weight-complex="normal"/>
    </style:style>
    <style:style style:name="T196" style:family="text">
      <style:text-properties style:font-name="Monospace" fo:language="en" fo:country="US" fo:font-weight="normal" officeooo:rsid="07fb0e1d" style:font-size-asian="10.5pt" style:font-weight-asian="normal" style:font-name-complex="David CLM1" style:font-weight-complex="normal"/>
    </style:style>
    <style:style style:name="T197" style:family="text">
      <style:text-properties style:font-name="Monospace" fo:language="en" fo:country="US" fo:font-weight="normal" officeooo:rsid="07f25cfd" style:font-size-asian="10.5pt" style:font-weight-asian="normal" style:font-name-complex="David CLM1" style:font-weight-complex="normal"/>
    </style:style>
    <style:style style:name="T198" style:family="text">
      <style:text-properties style:font-name="Monospace" fo:language="en" fo:country="US" fo:font-weight="normal" officeooo:rsid="080039a8" style:font-size-asian="10.5pt" style:font-weight-asian="normal" style:font-name-complex="David CLM1" style:font-weight-complex="normal"/>
    </style:style>
    <style:style style:name="T199" style:family="text">
      <style:text-properties style:font-name="Monospace" fo:language="en" fo:country="US" fo:font-weight="normal" officeooo:rsid="08017962" style:font-size-asian="10.5pt" style:font-weight-asian="normal" style:font-name-complex="David CLM1" style:font-weight-complex="normal"/>
    </style:style>
    <style:style style:name="T200" style:family="text">
      <style:text-properties style:font-name="Monospace" fo:language="en" fo:country="US" fo:font-weight="normal" officeooo:rsid="08024753" style:font-size-asian="10.5pt" style:font-weight-asian="normal" style:font-name-complex="David CLM1" style:font-weight-complex="normal"/>
    </style:style>
    <style:style style:name="T201" style:family="text">
      <style:text-properties style:font-name="Monospace" fo:language="en" fo:country="US" fo:font-weight="normal" officeooo:rsid="08034b6f" style:font-size-asian="10.5pt" style:font-weight-asian="normal" style:font-name-complex="David CLM1" style:font-weight-complex="normal"/>
    </style:style>
    <style:style style:name="T202" style:family="text">
      <style:text-properties style:font-name="Monospace" fo:language="en" fo:country="US" fo:font-weight="normal" officeooo:rsid="0804e284" style:font-size-asian="10.5pt" style:font-weight-asian="normal" style:font-name-complex="David CLM1" style:font-weight-complex="normal"/>
    </style:style>
    <style:style style:name="T203" style:family="text">
      <style:text-properties style:font-name="Monospace" fo:language="en" fo:country="US" fo:font-weight="normal" officeooo:rsid="08053f06" style:font-size-asian="10.5pt" style:font-weight-asian="normal" style:font-name-complex="David CLM1" style:font-weight-complex="normal"/>
    </style:style>
    <style:style style:name="T204" style:family="text">
      <style:text-properties style:font-name="Monospace" fo:language="en" fo:country="US" fo:font-weight="normal" officeooo:rsid="080d5a30" style:font-size-asian="10.5pt" style:font-weight-asian="normal" style:font-name-complex="David CLM1" style:font-weight-complex="normal"/>
    </style:style>
    <style:style style:name="T205" style:family="text">
      <style:text-properties style:font-name="Monospace" fo:language="en" fo:country="US" fo:font-weight="normal" officeooo:rsid="080de11e" style:font-size-asian="10.5pt" style:font-weight-asian="normal" style:font-name-complex="David CLM1" style:font-weight-complex="normal"/>
    </style:style>
    <style:style style:name="T206" style:family="text">
      <style:text-properties style:font-name="Monospace" fo:language="en" fo:country="US" fo:font-weight="normal" officeooo:rsid="081821b4" style:font-size-asian="10.5pt" style:font-weight-asian="normal" style:font-name-complex="David CLM1" style:font-weight-complex="normal"/>
    </style:style>
    <style:style style:name="T207" style:family="text">
      <style:text-properties style:font-name="Monospace" fo:language="en" fo:country="US" fo:font-weight="normal" officeooo:rsid="0819afd0" style:font-size-asian="10.5pt" style:font-weight-asian="normal" style:font-name-complex="David CLM1" style:font-weight-complex="normal"/>
    </style:style>
    <style:style style:name="T208" style:family="text">
      <style:text-properties style:font-name="Monospace" fo:language="en" fo:country="US" fo:font-weight="normal" officeooo:rsid="081a77c9" style:font-size-asian="10.5pt" style:font-weight-asian="normal" style:font-name-complex="David CLM1" style:font-weight-complex="normal"/>
    </style:style>
    <style:style style:name="T209" style:family="text">
      <style:text-properties style:font-name="Monospace" fo:language="en" fo:country="US" fo:font-weight="normal" officeooo:rsid="081b0112" style:font-size-asian="10.5pt" style:font-weight-asian="normal" style:font-name-complex="David CLM1" style:font-weight-complex="normal"/>
    </style:style>
    <style:style style:name="T210" style:family="text">
      <style:text-properties style:font-name="Monospace" fo:language="en" fo:country="US" fo:font-weight="normal" officeooo:rsid="081b599a" style:font-size-asian="10.5pt" style:font-weight-asian="normal" style:font-name-complex="David CLM1" style:font-weight-complex="normal"/>
    </style:style>
    <style:style style:name="T211" style:family="text">
      <style:text-properties style:font-name="Monospace" fo:language="en" fo:country="US" fo:font-weight="normal" officeooo:rsid="0823ffc1" style:font-size-asian="10.5pt" style:font-weight-asian="normal" style:font-name-complex="David CLM1" style:font-weight-complex="normal"/>
    </style:style>
    <style:style style:name="T212" style:family="text">
      <style:text-properties style:font-name="Monospace" fo:language="en" fo:country="US" fo:font-weight="normal" officeooo:rsid="082a8c1b" style:font-size-asian="10.5pt" style:font-weight-asian="normal" style:font-name-complex="David CLM1" style:font-weight-complex="normal"/>
    </style:style>
    <style:style style:name="T213" style:family="text">
      <style:text-properties style:font-name="Monospace" fo:language="en" fo:country="US" fo:font-weight="normal" officeooo:rsid="082d82c0" style:font-size-asian="10.5pt" style:font-weight-asian="normal" style:font-name-complex="David CLM1" style:font-weight-complex="normal"/>
    </style:style>
    <style:style style:name="T214" style:family="text">
      <style:text-properties style:font-name="Monospace" fo:language="en" fo:country="US" fo:font-weight="normal" officeooo:rsid="082ed07d" style:font-size-asian="10.5pt" style:font-weight-asian="normal" style:font-name-complex="David CLM1" style:font-weight-complex="normal"/>
    </style:style>
    <style:style style:name="T215" style:family="text">
      <style:text-properties style:font-name="Monospace" fo:language="en" fo:country="US" fo:font-weight="normal" officeooo:rsid="082fffcf" style:font-size-asian="10.5pt" style:font-weight-asian="normal" style:font-name-complex="David CLM1" style:font-weight-complex="normal"/>
    </style:style>
    <style:style style:name="T216" style:family="text">
      <style:text-properties style:font-name="Monospace" fo:language="en" fo:country="US" fo:font-weight="normal" officeooo:rsid="080581c2" style:font-size-asian="10.5pt" style:font-weight-asian="normal" style:font-name-complex="David CLM1" style:font-weight-complex="normal"/>
    </style:style>
    <style:style style:name="T217" style:family="text">
      <style:text-properties style:font-name="Monospace" fo:language="en" fo:country="US" fo:font-weight="normal" officeooo:rsid="07c1db7e" style:font-size-asian="10.5pt" style:font-weight-asian="normal" style:font-name-complex="David CLM1" style:font-weight-complex="normal"/>
    </style:style>
    <style:style style:name="T218" style:family="text">
      <style:text-properties style:font-name="Monospace" fo:language="en" fo:country="US" fo:font-weight="normal" officeooo:rsid="080742e3" style:font-size-asian="10.5pt" style:font-weight-asian="normal" style:font-name-complex="David CLM1" style:font-weight-complex="normal"/>
    </style:style>
    <style:style style:name="T219" style:family="text">
      <style:text-properties style:font-name="Monospace" fo:language="en" fo:country="US" fo:font-weight="normal" officeooo:rsid="07b59c26" style:font-size-asian="10.5pt" style:font-weight-asian="normal" style:font-name-complex="David CLM1" style:font-weight-complex="normal"/>
    </style:style>
    <style:style style:name="T220" style:family="text">
      <style:text-properties style:font-name="Monospace" fo:language="en" fo:country="US" fo:font-weight="normal" officeooo:rsid="080f3594" style:font-size-asian="10.5pt" style:font-weight-asian="normal" style:font-name-complex="David CLM1" style:font-weight-complex="normal"/>
    </style:style>
    <style:style style:name="T221" style:family="text">
      <style:text-properties style:font-name="Monospace" fo:language="en" fo:country="US" fo:font-weight="normal" officeooo:rsid="08331d27" style:font-size-asian="10.5pt" style:font-weight-asian="normal" style:font-name-complex="David CLM1" style:font-weight-complex="normal"/>
    </style:style>
    <style:style style:name="T222" style:family="text">
      <style:text-properties style:font-name="Monospace" fo:language="en" fo:country="US" fo:font-weight="normal" officeooo:rsid="0833c1ae" style:font-size-asian="10.5pt" style:font-weight-asian="normal" style:font-name-complex="David CLM1" style:font-weight-complex="normal"/>
    </style:style>
    <style:style style:name="T223" style:family="text">
      <style:text-properties style:font-name="Monospace" fo:language="en" fo:country="US" fo:font-weight="normal" officeooo:rsid="0833f055" style:font-size-asian="10.5pt" style:font-weight-asian="normal" style:font-name-complex="David CLM1" style:font-weight-complex="normal"/>
    </style:style>
    <style:style style:name="T224" style:family="text">
      <style:text-properties style:font-name="Monospace" fo:language="en" fo:country="US" fo:font-weight="normal" officeooo:rsid="0837abae" style:font-size-asian="10.5pt" style:font-weight-asian="normal" style:font-name-complex="David CLM1" style:font-weight-complex="normal"/>
    </style:style>
    <style:style style:name="T225" style:family="text">
      <style:text-properties style:font-name="Monospace" fo:language="en" fo:country="US" fo:font-weight="normal" officeooo:rsid="0839365d" style:font-size-asian="10.5pt" style:font-weight-asian="normal" style:font-name-complex="David CLM1" style:font-weight-complex="normal"/>
    </style:style>
    <style:style style:name="T226" style:family="text">
      <style:text-properties style:font-name="Monospace" fo:language="en" fo:country="US" fo:font-weight="normal" officeooo:rsid="08395c75" style:font-size-asian="10.5pt" style:font-weight-asian="normal" style:font-name-complex="David CLM1" style:font-weight-complex="normal"/>
    </style:style>
    <style:style style:name="T227" style:family="text">
      <style:text-properties style:font-name="Monospace" fo:language="en" fo:country="US" fo:font-weight="normal" officeooo:rsid="083b421c" style:font-size-asian="10.5pt" style:font-weight-asian="normal" style:font-name-complex="David CLM1" style:font-weight-complex="normal"/>
    </style:style>
    <style:style style:name="T228" style:family="text">
      <style:text-properties style:font-name="Monospace" fo:language="en" fo:country="US" fo:font-weight="normal" officeooo:rsid="083cc7e4" style:font-size-asian="10.5pt" style:font-weight-asian="normal" style:font-name-complex="David CLM1" style:font-weight-complex="normal"/>
    </style:style>
    <style:style style:name="T229" style:family="text">
      <style:text-properties style:font-name="Monospace" fo:language="en" fo:country="US" fo:font-weight="normal" officeooo:rsid="083d9fcf" style:font-size-asian="10.5pt" style:font-weight-asian="normal" style:font-name-complex="David CLM1" style:font-weight-complex="normal"/>
    </style:style>
    <style:style style:name="T230" style:family="text">
      <style:text-properties style:font-name="Monospace" fo:language="en" fo:country="US" fo:font-weight="normal" officeooo:rsid="083df94e" style:font-size-asian="10.5pt" style:font-weight-asian="normal" style:font-name-complex="David CLM1" style:font-weight-complex="normal"/>
    </style:style>
    <style:style style:name="T231" style:family="text">
      <style:text-properties style:font-name="Monospace" fo:language="en" fo:country="US" fo:font-weight="normal" officeooo:rsid="083dfd32" style:font-size-asian="10.5pt" style:font-weight-asian="normal" style:font-name-complex="David CLM1" style:font-weight-complex="normal"/>
    </style:style>
    <style:style style:name="T232" style:family="text">
      <style:text-properties style:font-name="Monospace" fo:language="en" fo:country="US" fo:font-weight="normal" officeooo:rsid="083f7d93" style:font-size-asian="10.5pt" style:font-weight-asian="normal" style:font-name-complex="David CLM1" style:font-weight-complex="normal"/>
    </style:style>
    <style:style style:name="T233" style:family="text">
      <style:text-properties style:font-name="Monospace" fo:language="en" fo:country="US" fo:font-weight="normal" officeooo:rsid="0840e2ea" style:font-size-asian="10.5pt" style:font-weight-asian="normal" style:font-name-complex="David CLM1" style:font-weight-complex="normal"/>
    </style:style>
    <style:style style:name="T234" style:family="text">
      <style:text-properties style:font-name="Monospace" fo:language="en" fo:country="US" fo:font-weight="normal" officeooo:rsid="0842d30f" style:font-size-asian="10.5pt" style:font-weight-asian="normal" style:font-name-complex="David CLM1" style:font-weight-complex="normal"/>
    </style:style>
    <style:style style:name="T235" style:family="text">
      <style:text-properties style:font-name="Monospace" fo:language="en" fo:country="US" fo:font-weight="normal" officeooo:rsid="08531499" style:font-size-asian="10.5pt" style:font-weight-asian="normal" style:font-name-complex="David CLM1" style:font-weight-complex="normal"/>
    </style:style>
    <style:style style:name="T236" style:family="text">
      <style:text-properties style:font-name="Monospace" fo:language="en" fo:country="US" fo:font-weight="normal" officeooo:rsid="085d4dfa" style:font-size-asian="10.5pt" style:font-weight-asian="normal" style:font-name-complex="David CLM1" style:font-weight-complex="normal"/>
    </style:style>
    <style:style style:name="T237" style:family="text">
      <style:text-properties style:font-name="Monospace" fo:language="en" fo:country="US" fo:font-weight="normal" officeooo:rsid="085ef390" style:font-size-asian="10.5pt" style:font-weight-asian="normal" style:font-name-complex="David CLM1" style:font-weight-complex="normal"/>
    </style:style>
    <style:style style:name="T238" style:family="text">
      <style:text-properties style:font-name="Monospace" fo:language="en" fo:country="US" fo:font-weight="normal" officeooo:rsid="0866b634" style:font-size-asian="10.5pt" style:font-weight-asian="normal" style:font-name-complex="David CLM1" style:font-weight-complex="normal"/>
    </style:style>
    <style:style style:name="T239" style:family="text">
      <style:text-properties style:font-name="Monospace" fo:language="en" fo:country="US" fo:font-weight="normal" officeooo:rsid="08975a9e" style:font-size-asian="10.5pt" style:font-weight-asian="normal" style:font-name-complex="David CLM1" style:font-weight-complex="normal"/>
    </style:style>
    <style:style style:name="T240" style:family="text">
      <style:text-properties style:font-name="Monospace" fo:language="en" fo:country="US" fo:font-weight="normal" officeooo:rsid="08992009" style:font-size-asian="10.5pt" style:font-weight-asian="normal" style:font-name-complex="David CLM1" style:font-weight-complex="normal"/>
    </style:style>
    <style:style style:name="T241" style:family="text">
      <style:text-properties style:font-name="Monospace" style:font-size-asian="10.5pt" style:font-name-complex="David CLM1" style:font-weight-complex="normal"/>
    </style:style>
    <style:style style:name="T242" style:family="text">
      <style:text-properties style:font-name="Monospace" fo:language="en" fo:country="US" fo:font-weight="normal" officeooo:rsid="0897ab50" style:font-size-asian="10.5pt" style:font-weight-asian="normal" style:font-name-complex="David CLM1" style:font-weight-complex="normal"/>
    </style:style>
    <style:style style:name="T243" style:family="text">
      <style:text-properties style:font-name="Monospace" fo:language="en" fo:country="US" fo:font-weight="normal" officeooo:rsid="089899a0" style:font-size-asian="10.5pt" style:font-weight-asian="normal" style:font-name-complex="David CLM1" style:font-weight-complex="normal"/>
    </style:style>
    <style:style style:name="T244" style:family="text">
      <style:text-properties style:font-name="Monospace" fo:language="en" fo:country="US" fo:font-weight="normal" officeooo:rsid="08993133" style:font-size-asian="10.5pt" style:font-weight-asian="normal" style:font-name-complex="David CLM1" style:font-weight-complex="normal"/>
    </style:style>
    <style:style style:name="T245" style:family="text">
      <style:text-properties style:font-name="Monospace" fo:language="en" fo:country="US" fo:font-weight="normal" officeooo:rsid="089aab12" style:font-size-asian="10.5pt" style:font-weight-asian="normal" style:font-name-complex="David CLM1" style:font-weight-complex="normal"/>
    </style:style>
    <style:style style:name="T246" style:family="text">
      <style:text-properties style:font-name="Monospace" fo:language="en" fo:country="US" fo:font-weight="normal" officeooo:rsid="089c8d03" style:font-size-asian="10.5pt" style:font-weight-asian="normal" style:font-name-complex="David CLM1" style:font-weight-complex="normal"/>
    </style:style>
    <style:style style:name="T247" style:family="text">
      <style:text-properties style:font-name="Monospace" fo:language="en" fo:country="US" fo:font-weight="normal" officeooo:rsid="08a4b74c" style:font-size-asian="10.5pt" style:font-weight-asian="normal" style:font-name-complex="David CLM1" style:font-weight-complex="normal"/>
    </style:style>
    <style:style style:name="T248" style:family="text">
      <style:text-properties style:font-name="Monospace" fo:language="en" fo:country="US" fo:font-weight="normal" officeooo:rsid="08a68f2f" style:font-size-asian="10.5pt" style:font-weight-asian="normal" style:font-name-complex="David CLM1" style:font-weight-complex="normal"/>
    </style:style>
    <style:style style:name="T249" style:family="text">
      <style:text-properties style:font-name="Monospace" fo:language="en" fo:country="US" fo:font-weight="normal" officeooo:rsid="08a6aacd" style:font-size-asian="10.5pt" style:font-weight-asian="normal" style:font-name-complex="David CLM1" style:font-weight-complex="normal"/>
    </style:style>
    <style:style style:name="T250" style:family="text">
      <style:text-properties style:font-name="Monospace" fo:language="en" fo:country="US" officeooo:rsid="08a1eda6" style:font-size-asian="10.5pt" style:font-name-complex="David CLM1" style:font-weight-complex="normal"/>
    </style:style>
    <style:style style:name="T251" style:family="text">
      <style:text-properties style:font-name="Monospace" fo:language="en" fo:country="US" officeooo:rsid="08a4b74c" style:font-size-asian="10.5pt" style:font-name-complex="David CLM1" style:font-weight-complex="normal"/>
    </style:style>
    <style:style style:name="T252" style:family="text">
      <style:text-properties style:font-name="Monospace" fo:language="en" fo:country="US" officeooo:rsid="08a6b81c" style:font-size-asian="10.5pt" style:font-name-complex="David CLM1" style:font-weight-complex="normal"/>
    </style:style>
    <style:style style:name="T253" style:family="text">
      <style:text-properties style:font-name="Monospace" fo:language="en" fo:country="US" officeooo:rsid="08a73ced" style:font-size-asian="10.5pt" style:font-name-complex="David CLM1" style:font-weight-complex="normal"/>
    </style:style>
    <style:style style:name="T254" style:family="text">
      <style:text-properties officeooo:rsid="077182cf"/>
    </style:style>
    <style:style style:name="T255" style:family="text">
      <style:text-properties officeooo:rsid="0771972c"/>
    </style:style>
    <style:style style:name="T256" style:family="text">
      <style:text-properties officeooo:rsid="07731d35"/>
    </style:style>
    <style:style style:name="T257" style:family="text">
      <style:text-properties officeooo:rsid="077634e6"/>
    </style:style>
    <style:style style:name="T258" style:family="text">
      <style:text-properties fo:language="en" fo:country="US" officeooo:rsid="077634e6"/>
    </style:style>
    <style:style style:name="T259" style:family="text">
      <style:text-properties fo:language="en" fo:country="US" officeooo:rsid="07778c74"/>
    </style:style>
    <style:style style:name="T260" style:family="text">
      <style:text-properties fo:language="en" fo:country="US" fo:font-style="italic" officeooo:rsid="0883459d"/>
    </style:style>
    <style:style style:name="T261" style:family="text">
      <style:text-properties fo:color="#000000" loext:opacity="100%" style:font-name="Monospace" fo:font-size="12pt" fo:language="en" fo:country="US" fo:font-style="normal" fo:font-weight="normal" officeooo:rsid="07a6ae7e" style:font-name-asian="Noto Sans CJK SC Regular" style:font-size-asian="10.5pt" style:font-style-asian="normal" style:font-weight-asian="normal" style:font-name-complex="David CLM1" style:font-size-complex="16pt" style:font-style-complex="normal" style:font-weight-complex="normal"/>
    </style:style>
    <style:style style:name="T262" style:family="text">
      <style:text-properties officeooo:rsid="081ef443"/>
    </style:style>
    <style:style style:name="T263" style:family="text">
      <style:text-properties fo:font-style="italic"/>
    </style:style>
    <style:style style:name="T264" style:family="text">
      <style:text-properties officeooo:rsid="0843f45f"/>
    </style:style>
    <style:style style:name="T265" style:family="text">
      <style:text-properties officeooo:rsid="0845f4af"/>
    </style:style>
    <style:style style:name="T266" style:family="text">
      <style:text-properties officeooo:rsid="0847519a"/>
    </style:style>
    <style:style style:name="T267" style:family="text">
      <style:text-properties officeooo:rsid="08677fb6"/>
    </style:style>
    <style:style style:name="T268" style:family="text">
      <style:text-properties style:text-position="sub 58%" style:font-name="Monospace" fo:language="en" fo:country="US" officeooo:rsid="0886aa9e" style:font-size-asian="10.5pt" style:font-name-complex="David CLM1" style:font-weight-complex="normal"/>
    </style:style>
    <style:style style:name="T269" style:family="text">
      <style:text-properties style:text-position="sub 58%" style:font-name="Monospace" fo:language="en" fo:country="US" fo:font-style="normal" officeooo:rsid="08875768" style:font-size-asian="10.5pt" style:font-style-asian="normal" style:font-name-complex="David CLM1" style:font-style-complex="normal" style:font-weight-complex="normal"/>
    </style:style>
    <style:style style:name="T270" style:family="text">
      <style:text-properties style:text-position="sub 58%" style:font-name="Monospace" fo:language="en" fo:country="US" fo:font-style="normal" officeooo:rsid="0886aa9e" style:font-size-asian="10.5pt" style:font-style-asian="normal" style:font-name-complex="David CLM1" style:font-style-complex="normal" style:font-weight-complex="normal"/>
    </style:style>
    <style:style style:name="T271" style:family="text">
      <style:text-properties style:text-position="sub 58%" style:font-name="Monospace" fo:language="en" fo:country="US" fo:font-style="normal" officeooo:rsid="088824d9" style:font-size-asian="10.5pt" style:font-style-asian="normal" style:font-name-complex="David CLM1" style:font-style-complex="normal" style:font-weight-complex="normal"/>
    </style:style>
    <style:style style:name="T272" style:family="text">
      <style:text-properties style:text-position="sub 58%" style:font-name="Monospace" fo:language="en" fo:country="US" fo:font-style="normal" officeooo:rsid="088f6829" style:font-size-asian="10.5pt" style:font-style-asian="normal" style:font-name-complex="David CLM1" style:font-style-complex="normal" style:font-weight-complex="normal"/>
    </style:style>
    <style:style style:name="T273" style:family="text">
      <style:text-properties style:text-position="sub 58%" style:font-name="Monospace" fo:language="en" fo:country="US" fo:font-style="normal" officeooo:rsid="088f9c39" style:font-size-asian="10.5pt" style:font-style-asian="normal" style:font-name-complex="David CLM1" style:font-style-complex="normal" style:font-weight-complex="normal"/>
    </style:style>
    <style:style style:name="T274" style:family="text">
      <style:text-properties style:text-position="0% 100%" style:font-name="Monospace" fo:language="en" fo:country="US" fo:font-style="normal" officeooo:rsid="0886aa9e" style:font-size-asian="10.5pt" style:font-style-asian="normal" style:font-name-complex="David CLM1" style:font-style-complex="normal" style:font-weight-complex="normal"/>
    </style:style>
    <style:style style:name="T275" style:family="text">
      <style:text-properties style:text-position="0% 100%" style:font-name="Monospace" fo:language="en" fo:country="US" fo:font-style="normal" officeooo:rsid="08875768" style:font-size-asian="10.5pt" style:font-style-asian="normal" style:font-name-complex="David CLM1" style:font-style-complex="normal" style:font-weight-complex="normal"/>
    </style:style>
    <style:style style:name="T276" style:family="text">
      <style:text-properties style:text-position="0% 100%" style:font-name="Monospace" fo:language="en" fo:country="US" fo:font-style="normal" officeooo:rsid="088824d9" style:font-size-asian="10.5pt" style:font-style-asian="normal" style:font-name-complex="David CLM1" style:font-style-complex="normal" style:font-weight-complex="normal"/>
    </style:style>
    <style:style style:name="T277" style:family="text">
      <style:text-properties style:text-position="0% 100%" style:font-name="Monospace" fo:language="en" fo:country="US" fo:font-style="normal" officeooo:rsid="088a0256" style:font-size-asian="10.5pt" style:font-style-asian="normal" style:font-name-complex="David CLM1" style:font-style-complex="normal" style:font-weight-complex="normal"/>
    </style:style>
    <style:style style:name="T278" style:family="text">
      <style:text-properties style:text-position="0% 100%" style:font-name="Monospace" fo:language="en" fo:country="US" fo:font-style="normal" officeooo:rsid="088b0c17" style:font-size-asian="10.5pt" style:font-style-asian="normal" style:font-name-complex="David CLM1" style:font-style-complex="normal" style:font-weight-complex="normal"/>
    </style:style>
    <style:style style:name="T279" style:family="text">
      <style:text-properties style:text-position="0% 100%" style:font-name="Monospace" fo:language="en" fo:country="US" fo:font-style="normal" officeooo:rsid="088f6829" style:font-size-asian="10.5pt" style:font-style-asian="normal" style:font-name-complex="David CLM1" style:font-style-complex="normal" style:font-weight-complex="normal"/>
    </style:style>
    <style:style style:name="T280" style:family="text">
      <style:text-properties style:text-position="0% 100%" style:font-name="Monospace" fo:language="en" fo:country="US" fo:font-style="normal" officeooo:rsid="088c6e6c" style:font-size-asian="10.5pt" style:font-style-asian="normal" style:font-name-complex="David CLM1" style:font-style-complex="normal" style:font-weight-complex="normal"/>
    </style:style>
    <style:style style:name="T281" style:family="text">
      <style:text-properties style:text-position="0% 100%" style:font-name="Monospace" fo:language="en" fo:country="US" fo:font-style="normal" officeooo:rsid="088f9c39" style:font-size-asian="10.5pt" style:font-style-asian="normal" style:font-name-complex="David CLM1" style:font-style-complex="normal" style:font-weight-complex="normal"/>
    </style:style>
    <style:style style:name="T282" style:family="text">
      <style:text-properties style:text-position="0% 100%" style:font-name="Monospace" fo:language="en" fo:country="US" fo:font-style="normal" officeooo:rsid="089070ac" style:font-size-asian="10.5pt" style:font-style-asian="normal" style:font-name-complex="David CLM1" style:font-style-complex="normal" style:font-weight-complex="normal"/>
    </style:style>
    <style:style style:name="T283" style:family="text">
      <style:text-properties fo:language="en" fo:country="US"/>
    </style:style>
    <style:style style:name="T284" style:family="text">
      <style:text-properties fo:language="en" fo:country="US" officeooo:rsid="08a4b74c"/>
    </style:style>
    <style:style style:name="T285" style:family="text">
      <style:text-properties officeooo:rsid="08992009"/>
    </style:style>
    <style:style style:name="T286" style:family="text">
      <style:text-properties officeooo:rsid="08a8870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חלוקה הוגנת <text:span text:style-name="T16">בקירוב</text:span></text:h>
      <text:p text:style-name="P3"><text:span text:style-name="T1">כ</text:span><text:span text:style-name="T2">שהחפצים העומדים לחלוקה הם בדידים (</text:span><text:span text:style-name="T4">לא ניתנים לחיתוך</text:span><text:span text:style-name="T2">), </text:span><text:span text:style-name="T3">אי-אפשר להבטיח שהחלוקה תהיה הוגנת לחלוטין, אבל זה לא אומר שצריך ל</text:span><text:span text:style-name="T5">וותר לחלוטין על הגינות. לדוגמה, אם יש שני שחקנים </text:span><text:span text:style-name="T11">עם זכויות שוות, </text:span><text:span text:style-name="T5">ו-</text:span><text:span text:style-name="T15">99</text:span><text:span text:style-name="T5"> חפצים זהים, </text:span><text:span text:style-name="T6">אז </text:span><text:span text:style-name="T11">החלוקה ההוגנת ביותר בהתחשב בנסיבות היא </text:span><text:span text:style-name="T15">49:50</text:span><text:span text:style-name="T6">; </text:span><text:span text:style-name="T11">לא הגיוני </text:span><text:span text:style-name="T12">לחלק <text:s/></text:span><text:span text:style-name="T15">99</text:span><text:span text:style-name="T6"> או 48:51. </text:span><text:span text:style-name="T7">הפרש של </text:span><text:span text:style-name="T8">חפץ אחד הוא סביר בהתחשב בנסיבות, אבל הפרש גדול יותר </text:span><text:span text:style-name="T9">כבר אינו סביר</text:span><text:span text:style-name="T8"> – </text:span><text:span text:style-name="T9">אי-אפשר להצדיק אותו </text:span><text:span text:style-name="T10">מתוך </text:span><text:span text:style-name="T9">העובדה שהחפצים בדידים.</text:span></text:p>
      <text:p text:style-name="P44"><text:span text:style-name="T9">א</text:span><text:span text:style-name="T14">ז כשהחפצים זהים </text:span><text:span text:style-name="T13">ולשחקנים יש זכויות שוות</text:span><text:span text:style-name="T14">, אנחנו יודעים איך לחלק. השאלה היא איך להכליל את הפתרון למצב שבו:</text:span></text:p>
      <text:list xml:id="list4006257596" text:style-name="L1">
        <text:list-item>
          <text:p text:style-name="P90">לשחקנים יש זכויות שונות.</text:p>
        </text:list-item>
        <text:list-item>
          <text:p text:style-name="P90">החפצים שונים (ושחקנים שונים מייחסים להם ערכים שונים);</text:p>
        </text:list-item>
      </text:list>
      <text:h text:style-name="P65" text:outline-level="1">בעיית חלוקת המושבים בכנסת</text:h>
      <text:p text:style-name="P30"><text:span text:style-name="T262">נתחיל מההכללה הראשונה: </text:span>החפצים <text:span text:style-name="T262">עדיין </text:span>זהים, אבל לשחקנים שונים ישנן זכויות שונות. בעיה חשובה מאד של חלוקת חפצים זהים עם זכויות שונות היא בעיית חלוקת המושבים בכנסת (או בקונגרס, או בפרלמנט). לאחר הבחירות, לכל מפלגה יש זכות הנקבעת ע"פ מספר הבוחרים שהצביעו עבור אותה מפלגה: מספר המושבים שכל מפלגה מקבלת צריך להיות יחסי (פרופורציונלי) למספר הקולות שקיבלה. הבעיה היא, שהמספר המדוייק של מושבים, המגיע לכל מפלגה, כמעט אף-פעם אינו מספר שלם. לדוגמה, אם מפלגה זוכה ב-13% מהקולות, מגיע לה לקבל 15.6 מושבים בכנסת, אבל בכנסת יש רק מושבים שלמים. אז כמה מושבים ניתן לה – 15 או 16 (או אולי מספר אחר)? <text:span text:style-name="T254">הבדל של מושב אחד יכול להיות קריטי בהצבעות צמודות, </text:span><text:span text:style-name="T255">כך שהשאלה "לאיזה כיוון לעגל?" היא שאלה </text:span><text:span text:style-name="T256">חשובה </text:span><text:span text:style-name="T255">מאד.</text:span></text:p>
      <text:p text:style-name="P9"><text:span text:style-name="T257">בעיית חלוקת המושבים נקראת באנגלית בעיית ה-</text:span><text:span text:style-name="T258">apportionment (מלשון חלוקה למנות שלמות). התחילו לחקור אותה פוליטיקאים ומתמטיקאים באר</text:span><text:span text:style-name="T259">צות הברית</text:span><text:span text:style-name="T258">, </text:span><text:span text:style-name="T18">כשהיו צריכים להחליט איך לחלק את המושבים בקונגרס בין המדינות השונות </text:span><text:span text:style-name="T19">בברית. </text:span><text:span text:style-name="T20">בארה”ב</text:span><text:span text:style-name="T19">, </text:span><text:span text:style-name="T21">השחקנים הם </text:span><text:span text:style-name="T150">מדינות</text:span><text:span text:style-name="T21">, ו</text:span><text:span text:style-name="T19">הזכות של כל מדינה נקבע</text:span><text:span text:style-name="T20">ת</text:span><text:span text:style-name="T19"> לפי </text:span><text:span text:style-name="T151">האוכלוסיה </text:span><text:span text:style-name="T19">שלה; </text:span><text:span text:style-name="T20">במדינות עם </text:span><text:span text:style-name="T21">בחירות יחסיות לפרלמנט, כמו בישראל וברוב מדינות אירופה, השחקנים הם </text:span><text:span text:style-name="T150">מפלגות</text:span><text:span text:style-name="T21">, והזכות של כל מפלגה נקבעת לפי </text:span><text:span text:style-name="T150">מספר הקולות </text:span><text:span text:style-name="T21">שלה. אבל העקרונות המתימטיים דומים בשני המקרים.</text:span></text:p>
      <text:p text:style-name="P9"><text:span text:style-name="T22">כשיש רק שתי מפלגות, </text:span><text:span text:style-name="T24">פתרון אחד מתקבל על הדעת: </text:span><text:span text:style-name="T22">צריך לעגל את מספר המושבים של כל מפלגה לשלם הגדול ביותר. לדוגמה, אם מפלגה אחת מקבלת 68.7 והמפלגה השניה 51.3, אז הראשונה תקבל 69 והשניה 51. </text:span><text:span text:style-name="T25">הסכום תמיד ייצא 120. </text:span></text:p>
      <text:p text:style-name="P10"><text:span text:style-name="T22">אבל </text:span><text:span text:style-name="T23">מה אם יש שלוש מפלגות או יותר? לדוגמה, נניח שמפלגות א, ב, ג קיבלו 20.25, 30.35, 69.4. אם נעגל לשלם הקרוב ביותר, נקבל 20, 30, 69, ובסה"כ 119 – </text:span><text:span text:style-name="T24">נשאר מושב אחד פנוי. איזו מפלגה תקבל אותו?</text:span></text:p>
      <text:p text:style-name="Heading_20_2"><text:span text:style-name="T23">ש</text:span><text:span text:style-name="T17">יטת המילטון</text:span></text:p>
      <text:p text:style-name="P11"><text:span text:style-name="T28">שיטת </text:span><text:span text:style-name="T26">החלוקה הראשו</text:span><text:span text:style-name="T28">נה שהוצעה למצב של כמה מפלגות או יותר נקראת </text:span><text:span text:style-name="T152">שיטת השארית הגדולה ביותר</text:span><text:span text:style-name="T28"> (Largest Remainder Method), או </text:span><text:span text:style-name="T153">שיטת</text:span><text:span text:style-name="T152"> המילטון</text:span><text:span text:style-name="T28"> (Hamilton’s Method), </text:span><text:span text:style-name="T27"><text:s/></text:span><text:span text:style-name="T28">על-שם אלכסנדר המילטון, אחד ממייסדי ארה"ב ושר-האוצר הראשון שלה. </text:span><text:span text:style-name="T29">שיטה זו עובדת באופן הבא:</text:span></text:p>
      <text:list xml:id="list2746924424" text:style-name="L2">
        <text:list-item>
          <text:p text:style-name="P67"><text:span text:style-name="T17">נותנים לכל מפלגה את מספר המושבים </text:span><text:span text:style-name="T154">השלם</text:span><text:span text:style-name="T30"> </text:span><text:span text:style-name="T17">המגיע לה </text:span><text:span text:style-name="T30">(המספר </text:span><text:span text:style-name="T17">מעוגל כלפי מטה</text:span><text:span text:style-name="T30">);</text:span></text:p>
        </text:list-item>
        <text:list-item>
          <text:p text:style-name="P66"><text:span text:style-name="T30">מחלקים את המושבים העודפים למפלגות לפי סדר יורד של </text:span><text:span text:style-name="T154">השארית.</text:span></text:p>
        </text:list-item>
      </text:list>
      <text:p text:style-name="P12"><text:soft-page-break/><text:span text:style-name="T17">בדוגמה למעלה, המפלגה שתקבל את ה</text:span><text:span text:style-name="T31">מושב העודף היא מפלגה ג, והחלוקה </text:span><text:span text:style-name="T32">הסופית</text:span><text:span text:style-name="T31"> תהיה 20, 30, 70.</text:span></text:p>
      <text:p text:style-name="P13"><text:span text:style-name="T31">ש</text:span><text:span text:style-name="T33">יטה זו היתה נהוגה בישראל החל מהבחירות השניות ועד הבחירות השביעיות, </text:span><text:span text:style-name="T54">ונהגה בארה”ב בין 1852 ל-1900</text:span><text:span text:style-name="T34">. היא נהוגה כיום ברוסיה, אוקראינה, ליטא, תוניס, טיוואן, נמיביה והונג-קונג.</text:span></text:p>
      <text:p text:style-name="P14"><text:span text:style-name="T17">השיטה נראית הגיונית במבט ראשון, אבל למעשה יש בה כמה פרדוקסים. </text:span><text:span text:style-name="T42">הנה אחד מהם. </text:span><text:span text:style-name="T35">לשם המחשה, נניח שיש רק 5 מושבים לחלוקה (רק כדי שהדוגמה תהיה פשוטה יותר), ונניח </text:span><text:span text:style-name="T36">שמספרי הקולות של המפלגות א, ב, ג הם: 40, 135, 325 </text:span><text:span text:style-name="T37">(בסה"כ 500), </text:span><text:span text:style-name="T38">כך שמספר המושבים המגיע להן הוא 0.4, 1.35, 3.25. </text:span><text:span text:style-name="T37">בשיטת השארית הגדולה ביותר, </text:span><text:span text:style-name="T38">החלוקה הסופית תהיה 1, 1, 3.</text:span><text:span text:style-name="T39"> </text:span></text:p>
      <text:p text:style-name="P15"><text:span text:style-name="T39">עכשיו, נניח שאנחנו מסתכלים רק על מפלגות א, ב. הן קיבלו ביחד 175 קולות ו-2 מושבים. </text:span><text:span text:style-name="T40">איך היינו מחלקים את 2 המושבים הללו ביניהן, לפי עקרון השארית הגדולה ביותר? - נחשב כמה מושבים מגיעים לכל מפלגה לפי חלוקת הקולות שלהן:</text:span></text:p>
      <text:list xml:id="list3826411941" text:style-name="L3">
        <text:list-item>
          <text:p text:style-name="P68">למפלגה א מגיעים 40/175*2 = 0.457;</text:p>
        </text:list-item>
        <text:list-item>
          <text:p text:style-name="P68">למפלגה ב מגיעים <text:s/>135/175*2 = 1.543;</text:p>
        </text:list-item>
      </text:list>
      <text:p text:style-name="P16"><text:span text:style-name="T40">לפי שיטת השארית הגדולה ביותר, החלוקה הפנימית בין א ל-ב צריכה להיות 0,2 – ולא 1,1! </text:span><text:span text:style-name="T43">השיטה סותרת את עצמה – היא אינה </text:span><text:span text:style-name="T155">עקבית</text:span><text:span text:style-name="T41">. </text:span></text:p>
      <text:p text:style-name="P17"><text:span text:style-name="T168">הגדרה</text:span><text:span text:style-name="T48">. שיטה לחלוקת-מושבים נקראת </text:span><text:span text:style-name="T156">עקבית</text:span><text:span text:style-name="T48"> (באנגלית: consistent או coherent), </text:span><text:span text:style-name="T43">אם </text:span><text:span text:style-name="T44">עבור כל תת-קבוצה </text:span><text:span text:style-name="T45">X</text:span><text:span text:style-name="T44"> של מפלגות, </text:span><text:span text:style-name="T46">שקיבלו ביחד n מושבים</text:span><text:span text:style-name="T44"> </text:span><text:span text:style-name="T47">בחלוקה הכללית – אם נשתמש באותה שיטה כדי לחלק את n המושבים בין המפלגות בקבוצה X </text:span><text:span text:style-name="T49">בלבד,</text:span><text:span text:style-name="T47"> </text:span><text:span text:style-name="T50">נקבל אותה חלוקה בדיוק כמו בחלוקה הכללית.</text:span></text:p>
      <text:p text:style-name="P37"><text:span text:style-name="T50">ח</text:span><text:span text:style-name="T51">וסר-עקביות </text:span><text:span text:style-name="T126">אינו בעיה תיאורטית בלבד – עלולות להיות לו גם השלכות אסטרטגיות. לדוגמה, נניח שוב </text:span><text:span text:style-name="T35">שיש 5 מושבים, </text:span><text:span text:style-name="T126">ו</text:span><text:span text:style-name="T36">מספרי הקולות של המפלגות א, ב, ג הם: </text:span><text:span text:style-name="T126">25</text:span><text:span text:style-name="T36">, </text:span><text:span text:style-name="T127">140</text:span><text:span text:style-name="T36">, </text:span><text:span text:style-name="T127">335</text:span><text:span text:style-name="T36"> </text:span><text:span text:style-name="T37">(בסה"כ 500)</text:span><text:span text:style-name="T38">. </text:span><text:span text:style-name="T37">בשיטת השארית הגדולה ביותר, </text:span><text:span text:style-name="T38">החלוקה הסופית </text:span><text:span text:style-name="T128">היא</text:span><text:span text:style-name="T38"> </text:span><text:span text:style-name="T128">0, 2, 3</text:span><text:span text:style-name="T38">.</text:span><text:span text:style-name="T126"> </text:span><text:span text:style-name="T128">עכשיו, נניח שמפלגה א – שממילא לא זכתה באף מושב – פורשת מהמירוץ, ותומכיה נשארים בבית. מספרי הקולות של המפלגות שנשארו הם עדיין </text:span><text:span text:style-name="T127">140</text:span><text:span text:style-name="T36">, </text:span><text:span text:style-name="T127">335, </text:span><text:span text:style-name="T128"><text:s/>ובסה"כ 475</text:span><text:span text:style-name="T37">, </text:span><text:span text:style-name="T128">כך שמספר המושבים המדוייק שמגיע להן הוא </text:span><text:span text:style-name="T130">1.47, 3.53, ובשיטת השארית הגדולה, חלוקת המושבים היא 1, 4. פריש</text:span><text:span text:style-name="T131">ת</text:span><text:span text:style-name="T130">ה של מפלגה א העבירה מושב אחד ממפלגה ב למפלגה ג! זה נותן </text:span><text:span text:style-name="T132">למפלגה א כוח אסטרטגי – עצם ההחלטה שלה אם לרוץ או לא, למרות שבוודאות לא תזכה באף מושב, עלולה להשפיע על חלוקת המושבים בין מפלגות גדולות הרבה יותר.</text:span><text:span text:style-name="T52"> </text:span></text:p>
      <text:p text:style-name="P6">בואו ונבדוק שיטות נוספות, ונראה אם נצליח למצוא שיטה עקבית.</text:p>
      <text:p text:style-name="P4"><text:span text:style-name="T23">ש</text:span><text:span text:style-name="T17">יטת </text:span><text:span text:style-name="T261">ג’פרסון</text:span></text:p>
      <text:p text:style-name="P38"><text:span text:style-name="T84">שיטה זו הוצעה לראשונה ע"י תומאס ג’פרסון </text:span><text:span text:style-name="T56">(Jefferson), גם הוא אחד ממייסדי ארה"ב והנשיא השלישי שלה. </text:span><text:span text:style-name="T186">השיטה</text:span><text:span text:style-name="T181"> </text:span><text:span text:style-name="T184">נהגה </text:span><text:span text:style-name="T187">בארה"ב בין 1792 ל-1842. </text:span><text:span text:style-name="T181">שיטת ג’פרסון</text:span><text:span text:style-name="T71"> </text:span><text:span text:style-name="T64">התקבלה בישראל בשנת ה’תשל"ג (1973), בתיקון לחוק הבחירות לכנסת, </text:span><text:span text:style-name="T83">הנקרא </text:span><text:span text:style-name="T157">חוק בדר-</text:span><text:span text:style-name="T191">עופר, </text:span><text:span text:style-name="T192">והיא השיטה הנהוגה כיום בישראל. </text:span><text:span text:style-name="T193">היא </text:span><text:span text:style-name="T181">נהוגה </text:span><text:span text:style-name="T188">כיום </text:span><text:span text:style-name="T181">בעוד </text:span><text:span text:style-name="T185">עשרות </text:span><text:span text:style-name="T181">מדינות </text:span><text:span text:style-name="T182">ברחבי העו</text:span><text:span text:style-name="T183">ל</text:span><text:span text:style-name="T182">ם.</text:span><text:span text:style-name="T181"> </text:span></text:p>
      <text:p text:style-name="P24"><text:span text:style-name="T57">ניתן לתאר את השיטה בשתי דרכים – </text:span><text:span text:style-name="T58">שתיהן שקולות ומביאות לאותה תוצאה. </text:span><text:span text:style-name="T85">אנחנו נתמקד בשיטה הסדרתית:</text:span><text:span text:style-name="T60"> </text:span></text:p>
      <text:list xml:id="list2087513082" text:style-name="L4">
        <text:list-item>
          <text:p text:style-name="P73"><text:span text:style-name="T169">אתחול</text:span><text:span text:style-name="T59">: כל מפלגה מקבלת 0 מושבים.</text:span></text:p>
        </text:list-item>
        <text:list-item>
          <text:p text:style-name="P69">כל עוד נשארים מושבים פנויים:</text:p>
          <text:list>
            <text:list-item>
              <text:p text:style-name="P71">מחשבים, עבור כל מפלגה, את המנה (מספר קולות) / (מספר מושבים נוכחי + 1).</text:p>
            </text:list-item>
            <text:list-item>
              <text:p text:style-name="P69">נותנים את המושב הבא למפלגה שעבורה המנה הזאת גדולה ביותר.</text:p>
            </text:list-item>
          </text:list>
        </text:list-item>
      </text:list>
      <text:p text:style-name="P19"><text:span text:style-name="T61">נדגים על </text:span><text:span text:style-name="T36">המפלגות א, ב, ג </text:span><text:span text:style-name="T61">שזכו ב- </text:span><text:span text:style-name="T36">40, 135, 325 </text:span><text:span text:style-name="T61">קולות</text:span><text:span text:style-name="T62">:</text:span></text:p>
      <text:list xml:id="list908008506" text:style-name="L5">
        <text:list-item>
          <text:p text:style-name="P72">אתחול: כל מפלגה מקבלת 0 מושבים. </text:p>
        </text:list-item>
        <text:list-item>
          <text:p text:style-name="P72"><text:soft-page-break/>המנות הן: 40, 135, 325 – מפלגה ג מקבלת מושב 1.</text:p>
        </text:list-item>
        <text:list-item>
          <text:p text:style-name="P72">המנות המעודכנות הן: 40, 135, 325/2=162.5; <text:s/>מפלגה ג מקבלת עוד מושב 1.</text:p>
        </text:list-item>
        <text:list-item>
          <text:p text:style-name="P72">המנות המעודכנות הן: 40, 135, 325/3=108.33; <text:s/>מפלגה ב מקבלת מושב 1.</text:p>
        </text:list-item>
        <text:list-item>
          <text:p text:style-name="P72">המנות המעודכנות הן: 40, 135/2=67.5, 108.33; <text:s/>מפלגה ג מקבלת מושב 1.</text:p>
        </text:list-item>
        <text:list-item>
          <text:p text:style-name="P75"><text:span text:style-name="T62">המנות המעודכנות הן: 40, 67.5, 325/</text:span><text:span text:style-name="T63">4</text:span><text:span text:style-name="T62">=</text:span><text:span text:style-name="T63">80.25</text:span><text:span text:style-name="T62">; <text:s/>מפלגה ג מקבלת מושב 1.</text:span></text:p>
        </text:list-item>
      </text:list>
      <text:p text:style-name="P5">החלוקה הסופית היא 0, 1, 4.</text:p>
      <text:p text:style-name="P20"><text:span text:style-name="T65">האם השיטה עקבית? </text:span><text:span text:style-name="T66">בדוגמה למעלה, קל לבדוק שהיא אכן עקבית. למשל, מפלגות א+ב ביחד קיבלו רק מושב אחד, וברור שאם נפעיל את שיטת ג’פרסון על המושב היחיד הזה, החלוקה </text:span><text:span text:style-name="T67">הפנימית תהיה </text:span><text:span text:style-name="T68">0, 1. </text:span><text:span text:style-name="T69">עכשיו נוכיח שהיא תמיד עקבית.</text:span></text:p>
      <text:p text:style-name="P21"><text:span text:style-name="T167">משפט</text:span><text:span text:style-name="T17">. שיטת ג’פרסון היא עקבית.</text:span></text:p>
      <text:p text:style-name="P22"><text:span text:style-name="T170">הוכחה</text:span><text:span text:style-name="T69">. </text:span><text:span text:style-name="T70">נסתכל על </text:span><text:span text:style-name="T73">סדרת המפלגות המקבלות מושבים לפי שיטת ג’פרסון. </text:span><text:span text:style-name="T74">נניח שאנחנו מוחקים מהסדרה חלק </text:span><text:span text:style-name="T73">מהמפלגו</text:span><text:span text:style-name="T74">ת,</text:span><text:span text:style-name="T73"> עם המושבים </text:span><text:span text:style-name="T74">שקיבלו.</text:span><text:span text:style-name="T73"> </text:span><text:span text:style-name="T75">סדר חלוקת המושבים ל</text:span><text:span text:style-name="T74">מפלגות הנותרות </text:span><text:span text:style-name="T75">נשאר זהה </text:span><text:span text:style-name="T74">– עדיין, המפלגה </text:span><text:span text:style-name="T76">המקבלת</text:span><text:span text:style-name="T74"> את המושב הבא היא המפלגה </text:span><text:span text:style-name="T78">שהמנה</text:span><text:span text:style-name="T74"> (מספר קולות) / (מספר מושבים נוכחי + 1) </text:span><text:span text:style-name="T77">שלה </text:span><text:span text:style-name="T78">היא הגדולה ביותר. </text:span><text:span text:style-name="T79">לכן, חלוקת המושבים בין המפלגות שנשארו זהה. ***</text:span></text:p>
      <text:p text:style-name="P23"><text:span text:style-name="T79">ב</text:span><text:span text:style-name="T17">דוגמה למעלה, הסדרה היא ג, ג, ב, ג, ג. </text:span><text:span text:style-name="T80">אם מוחקים את מפלגה ב ומשא</text:span><text:span text:style-name="T81">י</text:span><text:span text:style-name="T80">רים רק את מפלגות א, ג, הסדרה הנשארת תהיה ג, ג, ג, ג – מפלגה ג תמיד נבחרת, כי המנה </text:span><text:span text:style-name="T74">(מספר קולות) / (מספר מושבים נוכחי + 1) </text:span><text:span text:style-name="T80">שלה גדולה יותר משל א. </text:span><text:span text:style-name="T82">לכן חלוקת המושבים בין א ל-ג תהיה 0, 4.</text:span></text:p>
      <text:p text:style-name="P25"><text:span text:style-name="T55">ל</text:span><text:span text:style-name="T56">מרות זאת, לשיטת ג’פרסון יש</text:span><text:span text:style-name="T72">נו</text:span><text:span text:style-name="T56"> חיסרון אחד משמעותי: היא לא נותנת את התוצאה ה"נכונה" כשיש שתי מפלגות. </text:span><text:span text:style-name="T86">לדוגמה, נניח שמפלגות א, ב קיבלו 160, 340 קולות בהתאמה, ויש 5 מושבים. </text:span><text:span text:style-name="T87">במצב זה, החלוקה המדוייקת היא 1.6, 3.4, ונראה </text:span><text:span text:style-name="T88">הוגן יותר לעגל למעלה למפלגה א ולעגל למטה למפלגה ב, כך שהחלוקה תהיה </text:span><text:span text:style-name="T87">2, 3. </text:span><text:span text:style-name="T88">אבל בשיטת ג’פרסון, </text:span><text:span text:style-name="T89">המנה של מפלגה א לקבלת 2 מושבים היא 160/2=80, והמנה של מפלגה ב לקבלת 4 מושבים היא 340/4=85, ולכן מפלגה ב תקבל את המושב הרביעי לפני שמפלגה א תקבל את המושב השני; </text:span><text:span text:style-name="T90">החלוקה תהיה 1, 4.</text:span></text:p>
      <text:p text:style-name="P26"><text:span text:style-name="T53">האם קיימת שיטת חלוקת-מושבים, שהיא </text:span><text:span text:style-name="T91">גם </text:span><text:span text:style-name="T158">עקבית </text:span><text:span text:style-name="T92">וגם </text:span><text:span text:style-name="T159">הוגנת </text:span><text:span text:style-name="T189">עבור כל זוג של מפלגות? </text:span><text:span text:style-name="T190">נראה בפרק הבא.</text:span></text:p>
      <text:p text:style-name="Heading_20_2"><text:span text:style-name="T190">ש</text:span><text:span text:style-name="T180">יטות מחלק</text:span></text:p>
      <text:p text:style-name="P8">ניתן להכליל את שיטת ג’פרסון באופן הבא. בוחרים פונקציה כלשהי f, המייחסת לכל מספר שלם s, מספר ממשי כלשהו בין s לבין s+1. המושבים מחולקים באופן הבא:</text:p>
      <text:list xml:id="list75733226728447" text:continue-list="list2087513082" text:style-name="L4">
        <text:list-item>
          <text:p text:style-name="P74"><text:span text:style-name="T169">אתחול</text:span><text:span text:style-name="T59">: כל מפלגה מקבלת 0 מושבים.</text:span></text:p>
        </text:list-item>
        <text:list-item>
          <text:p text:style-name="P70">כל עוד נשארים מושבים פנויים:</text:p>
          <text:list>
            <text:list-item>
              <text:p text:style-name="P74"><text:span text:style-name="T17">מחשבים, עבור כל מפלגה, את המנה (מספר קולות) / </text:span><text:span text:style-name="T93">f(s), כאשר </text:span><text:span text:style-name="T143">s</text:span><text:span text:style-name="T93"> הוא מספר המושבים הנוכחי של המפלגה.</text:span></text:p>
            </text:list-item>
            <text:list-item>
              <text:p text:style-name="P70">נותנים את המושב הבא למפלגה שעבורה המנה הזאת גדולה ביותר.</text:p>
            </text:list-item>
          </text:list>
        </text:list-item>
      </text:list>
      <text:p text:style-name="P18"><text:span text:style-name="T93">כל שיטה כזאת נקראת </text:span><text:span text:style-name="T160">שיטת מחלק </text:span><text:span text:style-name="T93">(divisor method). שיטת ג’פרסון היא מקרה פרטי של שיטת מחלק, שבה הפונקציה היא f(s)=s+1.</text:span></text:p>
      <text:p text:style-name="P27"><text:span text:style-name="T170">משפט</text:span><text:span text:style-name="T69">. </text:span><text:span text:style-name="T94">לכל פונקציה f, שיטת-המחלק עם הפונקציה f היא עקבית</text:span><text:span text:style-name="T69">.</text:span></text:p>
      <text:p text:style-name="P27"><text:span text:style-name="T170">הוכחה</text:span><text:span text:style-name="T69">. </text:span><text:span text:style-name="T95">ההוכחה זהה לחלוטין להוכחת העקביות של שיטת ג’פרסון. </text:span><text:span text:style-name="T96">הנקודה החשובה היא, שסדר חלוקת המושבים נקבע חד-משמעית (על-ידי הפונקציה f), ולכן הסדר נשמר גם כשלוקחים תת-קבוצה כלשהי של המפלגות. ***</text:span></text:p>
      <text:p text:style-name="P29"><text:soft-page-break/><text:span text:style-name="T97">עכשיו יש ברשותנו קבוצה גדולה (למעשה אינסופית) של שיטות עקביות לחלוקת מושבים. </text:span><text:span text:style-name="T98">כמה שיטות מתוך הקבוצה הזאת הוצעו לשימוש במקומות שונים:</text:span></text:p>
      <text:list xml:id="list2388178644" text:style-name="L6">
        <text:list-item>
          <text:p text:style-name="P79"><text:span text:style-name="T194">שיטת</text:span><text:span text:style-name="T167"> אדאמס –</text:span><text:span text:style-name="T17"> על-שם ג’ון קווינסי אדאמס </text:span><text:span text:style-name="T103">(Adams)</text:span><text:span text:style-name="T17">, הנשיא השישי של ארה"ב: </text:span><text:span text:style-name="T167">f(s)=s</text:span><text:span text:style-name="T17">.</text:span></text:p>
        </text:list-item>
        <text:list-item>
          <text:p text:style-name="P76"><text:span text:style-name="T197">שיטת</text:span><text:span text:style-name="T171"> דין –</text:span><text:span text:style-name="T98"> על-שם ג’יימס דין </text:span><text:span text:style-name="T103">(Dean)</text:span><text:span text:style-name="T98">, פרופסור אמריקאי: </text:span><text:span text:style-name="T172">f(s)=2/</text:span><text:span text:style-name="T175">[</text:span><text:span text:style-name="T172">1/s+1/(s+1)</text:span><text:span text:style-name="T175">]</text:span><text:span text:style-name="T172">)</text:span><text:span text:style-name="T99">, ממוצע הרמוני של s ו-s+1.</text:span></text:p>
        </text:list-item>
        <text:list-item>
          <text:p text:style-name="P77"><text:span text:style-name="T99">שיטת </text:span><text:span text:style-name="T172">הנטינגטון-היל</text:span><text:span text:style-name="T99"> – </text:span><text:span text:style-name="T103">על-שם אדווארד ורמיליה הנטינגטון (Huntington) </text:span><text:span text:style-name="T109">ו</text:span><text:span text:style-name="T103">יוסף אדנה היל (Hill), </text:span><text:span text:style-name="T109">מתמטיקאים </text:span><text:span text:style-name="T103">אמריקאי</text:span><text:span text:style-name="T109">ים</text:span><text:span text:style-name="T103">. </text:span><text:span text:style-name="T172">f(s)=</text:span><text:span text:style-name="T173">sqrt(s*(s+1))</text:span><text:span text:style-name="T100">, </text:span><text:span text:style-name="T101">ממוצע גיאומטרי של s ו-s+1. </text:span><text:span text:style-name="T147">ב</text:span><text:span text:style-name="T102">שיטה זו </text:span><text:span text:style-name="T148">משתמשים כיום, עד כמה שידוע לי, רק במקום אחד – בארה"ב, לחלוקת </text:span><text:span text:style-name="T147">המושבים בקונגרס בין ארצות הברית.</text:span></text:p>
        </text:list-item>
        <text:list-item>
          <text:p text:style-name="P78"><text:span text:style-name="T102">ש</text:span><text:span text:style-name="T17">יטת </text:span><text:span text:style-name="T167">וובסטר –</text:span><text:span text:style-name="T17"> </text:span><text:span text:style-name="T104">על-שם דניאל וובסטר (Webster), </text:span><text:span text:style-name="T105">סנטור אמריקאי. <text:s/></text:span><text:span text:style-name="T171">f(s)=</text:span><text:span text:style-name="T174">s+0.5. </text:span><text:span text:style-name="T196">בשימוש במספר מדינות, כגון: בוסניה והרצגובינה, עיראק, קוסובו, לטביה, ניו זילנד, נורווגיה, ושוודיה.</text:span></text:p>
        </text:list-item>
        <text:list-item>
          <text:p text:style-name="P78"><text:span text:style-name="T195">שיטת </text:span><text:span text:style-name="T174">ג’פרסון </text:span><text:span text:style-name="T195">– שכבר </text:span><text:span text:style-name="T198">הכרנו</text:span><text:span text:style-name="T195"> – היא שיטת-מחלק עם <text:s/></text:span><text:span text:style-name="T171">f(s)=</text:span><text:span text:style-name="T174">s+1</text:span><text:span text:style-name="T195">.</text:span></text:p>
        </text:list-item>
      </text:list>
      <text:p text:style-name="P43"><text:span text:style-name="T239">שימו לב: בחלק מהשיטות האלו f(0)=0. המשמעות היא, שהמנה של כל מפלגה שעדיין לא קיבלה מושבים היא אינסוף. מכאן, ששיטת-המחלק המתאימה תיתן קודם-כל מושב אחד לכל מפלגה ומפלגה.</text:span></text:p>
      <text:p text:style-name="P28"><text:span text:style-name="T199">כל אחת מהשיטות הללו יכולה, כמובן, לתת תוצאות שונות. אבל האם ישנו הבדל </text:span><text:span text:style-name="T200">כללי </text:span><text:span text:style-name="T199">ביניהן? התשובה היא כן: ישנן שיטות, אשר באופן </text:span><text:span text:style-name="T200">כללי</text:span><text:span text:style-name="T199"> </text:span><text:span text:style-name="T200">נותנות עדיפות למפלגות </text:span><text:span text:style-name="T165">קטנות</text:span><text:span text:style-name="T200">, וישנן שיטות, אשר באופן כללי נותנות עדיפות למפלגות </text:span><text:span text:style-name="T165">גדולות</text:span><text:span text:style-name="T200">. חמש השיטות שתיארנו למעלה מסודרות בדיוק </text:span><text:span text:style-name="T201">לפי הסדר הזה: שיטת אדאמס הכי טובה למפלגות קטנות, אחריה דין, אחריה הנטינגטון-היל, אחריה וובסטר, ואחריה שיטת ג’פרסון – שהיא הכי טובה למפלגות גדולות. </text:span><text:span text:style-name="T204">נדגים את זה על שלוש השיטות הפשוטות יותר – אדאמס, וובסטר וג’פרסון, עם שלושה מושבים ו-3 מפלגות שזכו ב: 210, 50, 40 קולות:</text:span></text:p>
      <text:list xml:id="list455216679" text:style-name="L7">
        <text:list-item>
          <text:p text:style-name="P80"><text:span text:style-name="T204">לפי שיטת אדאמס, </text:span><text:span text:style-name="T205">המושב הבא ניתן למפלגה </text:span><text:span text:style-name="T206">שהמנה</text:span><text:span text:style-name="T205"> (מספר קולות)/(מספר מושבים נוכחי) שלה גדול</text:span><text:span text:style-name="T206">ה</text:span><text:span text:style-name="T205"> ביותר. </text:span><text:span text:style-name="T206">המנה הזו</text:span><text:span text:style-name="T205"> אינסופי</text:span><text:span text:style-name="T206">ת</text:span><text:span text:style-name="T205"> עבור כל מפלגה שיש לה 0 מושבים, ולכן כל מפלגה תקבל מושב אחד (אפילו אם זכתה בקול אחד בלבד). החלוקה היא: 1, 1, 1.</text:span></text:p>
        </text:list-item>
        <text:list-item>
          <text:p text:style-name="P80"><text:span text:style-name="T205">לפי שיטת וובסטר, מפלגה א מקבלת מושב, ואז </text:span><text:span text:style-name="T207">המנה</text:span><text:span text:style-name="T205"> (מספר קולות)/(מספר מושבים נוכחי + ½) שלה </text:span><text:span text:style-name="T207">היא</text:span><text:span text:style-name="T205"> 140, </text:span><text:span text:style-name="T207">ו</text:span><text:span text:style-name="T205">ה</text:span><text:span text:style-name="T207">י</text:span><text:span text:style-name="T205">א עדיין גדול</text:span><text:span text:style-name="T207">ה</text:span><text:span text:style-name="T205"> </text:span><text:span text:style-name="T207">מהמנות </text:span><text:span text:style-name="T205">עבור שתי המפלגות האחרות (100, 80), ולכן מפלגה א מקבלת מושב נוסף. לאחר מכן </text:span><text:span text:style-name="T208">המנה</text:span><text:span text:style-name="T205"> שלה הוא 84, ולכן המושב השלישי ניתן למפלגה ב, והחלוקה היא 2, 1, 0.</text:span></text:p>
        </text:list-item>
        <text:list-item>
          <text:p text:style-name="P80"><text:span text:style-name="T205">לפי שיטת ג’פרסון, גם אחרי שמפלגה א מקבלת שני מושבים, </text:span><text:span text:style-name="T209">המנה</text:span><text:span text:style-name="T205"> (מספר קולות)/(מספר מושבים נוכחי + 1) שלה </text:span><text:span text:style-name="T209">היא</text:span><text:span text:style-name="T205"> 70, </text:span><text:span text:style-name="T209">והמנות</text:span><text:span text:style-name="T205"> של המפלגות האחרות </text:span><text:span text:style-name="T210">הן</text:span><text:span text:style-name="T205"> 50, 40, ולכן מפלגה א מקבלת גם את המושב השלישי, <text:s/>והחלוקה היא 3, 0, 0.</text:span></text:p>
        </text:list-item>
      </text:list>
      <text:p text:style-name="P31"><text:span text:style-name="T212">המשפט הבא מראה שזה </text:span><text:span text:style-name="T214">אינו</text:span><text:span text:style-name="T212"> מקרה חד-פעמי אלא </text:span><text:span text:style-name="T215">תופעה כללית</text:span><text:span text:style-name="T212">. </text:span><text:span text:style-name="T213">המשפט מתייחס לחלוקת מושבים ע"י שיטות-מחלק; כיוון ששיטות-מחלק הן עקביות, מספיק להראות הטיה בין זוגות של מפלגות.</text:span></text:p>
      <text:p text:style-name="P32"><text:span text:style-name="T177">משפט</text:span><text:span text:style-name="T212">. </text:span><text:span text:style-name="T224">נניח</text:span><text:span text:style-name="T223"> </text:span><text:span text:style-name="T224">שאנחנו מחלקים </text:span><text:span text:style-name="T221">מושבים </text:span><text:span text:style-name="T222">בין שתי מפלגות</text:span><text:span text:style-name="T221"> </text:span><text:span text:style-name="T212">בשיטת-מחלק עם פונקציה f(s)=s</text:span><text:span text:style-name="T243">+y</text:span><text:span text:style-name="T212">, כאשר</text:span><text:span text:style-name="T212"> </text:span><text:span text:style-name="T240">y</text:span><text:span text:style-name="T212"> <text:s/></text:span><text:span text:style-name="T212">הוא מספר ממשי כלשהו בין 0 ל-1. </text:span><text:span text:style-name="T225">מספר המושבים </text:span><text:span text:style-name="T166">המדוייק</text:span><text:span text:style-name="T225"> המגיע למפלגה א הוא מספר שלם a ועוד </text:span><text:span text:style-name="T227">שארית </text:span><text:span text:style-name="T225">כלשה</text:span><text:span text:style-name="T227">י בין 0 ל-1</text:span><text:span text:style-name="T225">, ומספר המושבים המדוייק המגיע למפלגה ב הוא מספר שלם b ועוד </text:span><text:span text:style-name="T227">שארית </text:span><text:span text:style-name="T225">כלשה</text:span><text:span text:style-name="T227">י בין 0 ל-1</text:span><text:span text:style-name="T225"> (</text:span><text:span text:style-name="T244">מכאן ש</text:span><text:span text:style-name="T225">מספר המושבים הכללי הוא a+b+1). אז מספר המושבים של מפלגה א יעוגל למעלה (ל- a+1) אם ורק אם </text:span><text:span text:style-name="T226">השארית </text:span><text:span text:style-name="T229">של מפלגה א</text:span><text:span text:style-name="T226"> </text:span><text:span text:style-name="T228">גדולה מ:</text:span></text:p>
      <text:p text:style-name="P48"><text:span text:style-name="T194">0.5 – (a-b)*(</text:span><text:span text:style-name="T242">y</text:span><text:span text:style-name="T194">-</text:span><text:span text:style-name="T231">0.5</text:span><text:span text:style-name="T194">)/(a+b+2y)</text:span></text:p>
      <text:p text:style-name="P53"><text:span text:style-name="T225">ל</text:span><text:span text:style-name="T230">פני שנוכיח את המשפט, ננסה להבין את המשמעות שלו. </text:span><text:span text:style-name="T238">הגורם</text:span><text:span text:style-name="T230"> בצד ימין </text:span><text:span text:style-name="T231">יכול להיות חיובי או שלילי.</text:span></text:p>
      <text:list xml:id="list2604918314" text:style-name="L8">
        <text:list-item>
          <text:p text:style-name="P82"><text:span text:style-name="T231">אם הוא חיובי, אז הביטוי כולו </text:span><text:span text:style-name="T232">קטן </text:span><text:span text:style-name="T231">מ-0.5. זה אומר, </text:span><text:span text:style-name="T232">שכדי לזכות במושב נוסף, מפלגה א יכולה להסתפק בשארית קטנה ממש מ-0.5 (למשל, ייתכן שתזכה במושב נוסף אם השארית שלה 0.4 או 0.3). זה אומר שיש כאן הטיה לטובת מפלגה א.</text:span></text:p>
        </text:list-item>
        <text:list-item>
          <text:p text:style-name="P84"><text:soft-page-break/>מצד שני, <text:span text:style-name="T267">אם </text:span>הביטוי בצד ימין שלילי, אז הביטוי כולו גדול מ-0.5. זה אומר, שמפלגה א תזכה במושב נוסף, רק אם השארית שלה תהיה גדולה ממש מ-0.5, וזה אומר שיש כאן הטיה לרעת מפלגה א.</text:p>
        </text:list-item>
      </text:list>
      <text:p text:style-name="P86"><text:span text:style-name="T232">א</text:span><text:span text:style-name="T194">יך זה קשור למספר </text:span><text:span text:style-name="T240">y</text:span><text:span text:style-name="T194">?</text:span></text:p>
      <text:list xml:id="list1712090080" text:style-name="L9">
        <text:list-item>
          <text:p text:style-name="P83"><text:span text:style-name="T230">אם </text:span><text:span text:style-name="T240">y</text:span><text:span text:style-name="T230"> קטן מ-0.5, אז הביטוי בצד ימין הוא </text:span><text:span text:style-name="T232">חיובי אם ורק אם a קטן מ-b. כלומר, יש הטיה לטובת מפלגה א, אם ורק אם היא קטנה יותר ממפלגה ב. בפרט, שיטת אדאמס – </text:span><text:span text:style-name="T240">y</text:span><text:span text:style-name="T232">=0 – מוטה לטובת מפלגות קטנות, כמו שראינו בדוגמה.</text:span></text:p>
        </text:list-item>
        <text:list-item>
          <text:p text:style-name="P83"><text:span text:style-name="T232">אם </text:span><text:span text:style-name="T240">y</text:span><text:span text:style-name="T232"> גדול מ-0.5, אז </text:span><text:span text:style-name="T230">הביטוי בצד ימין הוא </text:span><text:span text:style-name="T232">חיובי אם ורק אם a גדול מ-b. כלומר, יש הטיה לטובת מפלגה א, אם ורק אם היא גדולה יותר ממפלגה ב. בפרט, שיטת </text:span><text:span text:style-name="T233">ג’פרסון </text:span><text:span text:style-name="T232">– </text:span><text:span text:style-name="T240">y</text:span><text:span text:style-name="T232">=</text:span><text:span text:style-name="T245">1</text:span><text:span text:style-name="T232"> – מוטה לטובת מפלגות </text:span><text:span text:style-name="T234">גדולות</text:span><text:span text:style-name="T232">, כמו שראינו בדוגמה.<text:line-break/><text:line-break/></text:span><text:span text:style-name="T202">תופעה מעניינת זו </text:span><text:span text:style-name="T203">יכולה להסביר, מדוע שיטת ג’פרסון היא הנפוצה ביותר בעולם: למפלגות גדולות יש אינטרס לבחור דווקא בשיטה הזאת </text:span><text:span text:style-name="T211">(כמו שיש להן נטיה לתמוך בחוקים </text:span><text:span text:style-name="T246">אחרים </text:span><text:span text:style-name="T211">הפוגעים במפלגות קטנות, כגון העלאת אחוז החסימה)</text:span><text:span text:style-name="T203">. </text:span><text:span text:style-name="T216">גם בישראל, </text:span><text:span text:style-name="T217">שיטת ג’פרסון </text:span><text:span text:style-name="T216">הונהגה </text:span><text:span text:style-name="T218">בחוק בדר-עופר, </text:span><text:span text:style-name="T219">שהועבר ע"י יוחנן בדר </text:span><text:span text:style-name="T216">מ</text:span><text:span text:style-name="T219">גח"ל ואברהם עופר </text:span><text:span text:style-name="T216">מ</text:span><text:span text:style-name="T219">המערך – </text:span><text:span text:style-name="T216">שני חברי-כנסת משתי המפלגות </text:span><text:span text:style-name="T220">שהיו אז </text:span><text:span text:style-name="T216">הגדולו</text:span><text:span text:style-name="T220">ת ביותר… </text:span></text:p>
        </text:list-item>
        <text:list-item>
          <text:p text:style-name="P85">יש רק ערך אחד של <text:s/>שבו אין שום הטיה – העיגול הוא תמיד לכיוון השלם הקרוב ביותר – והוא <text:span text:style-name="T285">y</text:span>=0.5 המתאים לשיטת וובסטר! <text:span text:style-name="T264">זו השיטה היחידה שבה חלוקת-המושבים בין כל זוג מפלגות היא </text:span><text:span text:style-name="T266">אותה </text:span><text:span text:style-name="T264">חלוקה, </text:span><text:span text:style-name="T265">שבתחילת הדיון הסכמנו שהיא הוגנת </text:span><text:span text:style-name="T264">– חלוקה שבה מעגלים תמיד לשלם הקרוב ביותר.</text:span></text:p>
        </text:list-item>
      </text:list>
      <text:p text:style-name="P33"><text:span text:style-name="T176">הוכח</text:span><text:span text:style-name="T178">ת המשפט</text:span><text:span text:style-name="T106">. </text:span><text:span text:style-name="T107">נניח </text:span><text:span text:style-name="T111">ש</text:span><text:span text:style-name="T108">ל</text:span><text:span text:style-name="T107">מפלגה א </text:span><text:span text:style-name="T108">מגיעים </text:span><text:span text:style-name="T107">a+x </text:span><text:span text:style-name="T108">מושבים ולמפלגה </text:span><text:span text:style-name="T107">ב </text:span><text:span text:style-name="T108">מגיעים </text:span><text:span text:style-name="T107">b+</text:span><text:span text:style-name="T144">1-x</text:span><text:span text:style-name="T107"> </text:span><text:span text:style-name="T108">מושבים</text:span><text:span text:style-name="T107">, כאשר a, b הם שלמים ו-x,</text:span><text:span text:style-name="T107"> </text:span><text:span text:style-name="T144">1-</text:span><text:span text:style-name="T144">x</text:span><text:span text:style-name="T107"> </text:span><text:span text:style-name="T107">הם השברים. </text:span><text:span text:style-name="T145">(</text:span><text:span text:style-name="T110">מספר המושבים הכולל הוא a+b+1</text:span><text:span text:style-name="T145">).</text:span></text:p>
      <text:p text:style-name="P34"><text:span text:style-name="T161">כ</text:span><text:span text:style-name="T149">יוון אחד</text:span><text:span text:style-name="T17">: נניח ש </text:span></text:p>
      <text:p text:style-name="P89"><text:span text:style-name="T235">x &gt; </text:span><text:span text:style-name="T194">0.5 – (a-b)*(</text:span><text:span text:style-name="T240">y</text:span><text:span text:style-name="T194">-</text:span><text:span text:style-name="T231">0.5</text:span><text:span text:style-name="T194">)/(a+b+2y)</text:span></text:p>
      <text:p text:style-name="P56">ונוכיח שמפלגה א מקבלת לפחות a+1 מושבים.</text:p>
      <text:p text:style-name="P61"><text:span text:style-name="T114">ב</text:span><text:span text:style-name="T17">מהלך ריצת האלגוריתם, כל עוד מפלגה א מחזיקה a מושבים או פחות, המנה שלה היא לפחות:</text:span></text:p>
      <text:p text:style-name="P50">(a+x)/(a+<text:span text:style-name="T284">y</text:span>)</text:p>
      <text:p text:style-name="P62"><text:span text:style-name="T114">נ</text:span><text:span text:style-name="T116">ציב את הגבול התחתון ל-x ונקבל, לאחר </text:span><text:span text:style-name="T117">קצת אלגברה</text:span><text:span text:style-name="T116">, שהמנה </text:span><text:span text:style-name="T115">הזאת</text:span><text:span text:style-name="T116"> </text:span><text:span text:style-name="T121">גדולה מ</text:span><text:span text:style-name="T116">:</text:span></text:p>
      <text:p text:style-name="P51">(a+b+1)/(a+b+2y)</text:p>
      <text:p text:style-name="P58">אם האלגוריתם ממשיך לרוץ, ומפלגה א עדיין מחזיקה a מושבים או פחות, אז בשלב כלשהו בהכרח מפלגה ב תגיע ל-b מושבים (כי מספר המושבים הכולל הוא a+b+1). המנה של מפלגה ב בשלב זה היא: </text:p>
      <text:p text:style-name="P45"><text:span text:style-name="T113">(</text:span><text:span text:style-name="T118">b</text:span><text:span text:style-name="T113">+</text:span><text:span text:style-name="T120">y</text:span><text:span text:style-name="T113">)/(</text:span><text:span text:style-name="T118">b</text:span><text:span text:style-name="T113">+</text:span><text:span text:style-name="T251">y</text:span><text:span text:style-name="T113">) </text:span><text:span text:style-name="T120">= </text:span><text:span text:style-name="T113">(</text:span><text:span text:style-name="T118">b</text:span><text:span text:style-name="T113">+</text:span><text:span text:style-name="T119">1-x</text:span><text:span text:style-name="T113">)/(</text:span><text:span text:style-name="T118">b</text:span><text:span text:style-name="T113">+</text:span><text:span text:style-name="T251">y</text:span><text:span text:style-name="T113">)</text:span></text:p>
      <text:p text:style-name="P63"><text:span text:style-name="T17">שוב, נציב את הגבול התחתון ל-x ונפעיל אלגברה ונקבל שהמנה הזאת </text:span><text:span text:style-name="T121">קטנה מ</text:span><text:span text:style-name="T17">:</text:span></text:p>
      <text:p text:style-name="P52">(a+b+1)/(a+b+2y)</text:p>
      <text:p text:style-name="P57">המנה של מפלגה א גדולה ממש מהמנה של מפלגה ב, ולכן מפלגה א מקבלת את המושב ה- a+1.</text:p>
      <text:p text:style-name="P35"><text:span text:style-name="T161">כ</text:span><text:span text:style-name="T163">יוון </text:span><text:span text:style-name="T162">שני</text:span><text:span text:style-name="T112">: נניח ש </text:span></text:p>
      <text:p text:style-name="P49"><text:span text:style-name="T235">x &lt; </text:span><text:span text:style-name="T194">0.5 – (a-b)*(</text:span><text:span text:style-name="T247">y</text:span><text:span text:style-name="T194">-</text:span><text:span text:style-name="T231">0.5</text:span><text:span text:style-name="T194">)/(a+b+2y)</text:span></text:p>
      <text:p text:style-name="P60"><text:span text:style-name="T241">נובע מכאן ש:</text:span></text:p>
      <text:p text:style-name="P46"><text:span text:style-name="T247">1-x</text:span><text:span text:style-name="T236"> &gt;</text:span><text:span text:style-name="T235"> </text:span><text:span text:style-name="T237">1 - [</text:span><text:span text:style-name="T228">0.5 – (a-b)*(</text:span><text:span text:style-name="T248">y</text:span><text:span text:style-name="T228">-</text:span><text:span text:style-name="T231">0.5</text:span><text:span text:style-name="T228">)/(a+b+2y)</text:span><text:span text:style-name="T237">] </text:span></text:p>
      <text:p text:style-name="P46"><text:soft-page-break/><text:span text:style-name="T249">1-x &gt;</text:span><text:span text:style-name="T237"> </text:span><text:span text:style-name="T228">0.5 – (</text:span><text:span text:style-name="T237">b-a</text:span><text:span text:style-name="T228">)*(</text:span><text:span text:style-name="T249">y</text:span><text:span text:style-name="T228">-</text:span><text:span text:style-name="T231">0.5</text:span><text:span text:style-name="T228">)/(a+b+2y)</text:span></text:p>
      <text:p text:style-name="P81"><text:span text:style-name="T146">קיבלנו בדיוק אותו ביטוי כמו בכיוון הראשון, פרט לכך ש-x מוחלף ב-</text:span><text:span text:style-name="T252">1 פחות x </text:span><text:span text:style-name="T253">(השארית של מפלגה ב),</text:span><text:span text:style-name="T146"> ו-a מוחלף ב-b. לכן, אם נפעיל את הכיוון הראשון על מפלגה ב, נקבל שמפלגה ב מקבלת לפחות b+1 מושבים. לכן מפלגה א מקבלת לכל היותר a מושבים. <text:s text:c="4"/>***</text:span></text:p>
      <text:p text:style-name="P36"><text:span text:style-name="T122">המשפט הקודם מראה יתרון משמעותי של שיטת וובסטר על-פני שיטות-מחלק אחרות, </text:span><text:span text:style-name="T123">כגון </text:span><text:span text:style-name="T122">אדאמס וג’פרסון: </text:span><text:span text:style-name="T125">שיטת וובסטר נותנת חלוקה </text:span><text:span text:style-name="T164">הוגנת</text:span><text:span text:style-name="T125"> לכל זוג של מפלגות (במובן שהעיגול בכל זוג הוא לכיוון ה"נכון", בלי הטיה לטובת מפלגה גדולה או קטנה).</text:span><text:span text:style-name="T122"> </text:span><text:span text:style-name="T124">מתברר שהמשפט נכון באופן כללי יותר, לא רק ביחס לשיטות-מחלק אלא ביחס לכל השיטות העקביות.</text:span></text:p>
      <text:p text:style-name="P39"><text:span text:style-name="T167">משפט</text:span><text:span text:style-name="T17">. שיטת וובסטר היא השיטה </text:span><text:span text:style-name="T149">העקבית היחידה</text:span><text:span text:style-name="T17"> הנותנת חלוקה הוגנת עבור כל זוג של מפלגות. </text:span></text:p>
      <text:p text:style-name="P40"><text:span text:style-name="T179">הוכחה</text:span><text:span text:style-name="T133">. </text:span><text:span text:style-name="T134">נניח בשלילה שקיימת שיטת חלוקת-מושבים </text:span><text:span text:style-name="T135">כלשהי</text:span><text:span text:style-name="T136">, </text:span><text:span text:style-name="T134">שהיא עקבית </text:span><text:span text:style-name="T137">ו</text:span><text:span text:style-name="T134">הוגנת, </text:span><text:span text:style-name="T137">אבל שונה משיטת וובסטר. </text:span><text:span text:style-name="T138">נניח שההבדל בין השיטות </text:span><text:span text:style-name="T139">מתגלה עבור </text:span><text:span text:style-name="T138">מספר מושבים מסויים h </text:span><text:span text:style-name="T140">ווקטור-הצבעות כלשהו v, </text:span><text:span text:style-name="T141">כאשר </text:span><text:span text:style-name="T138">שיטת וובסטר מחזירה וקטור חלוקת-מושבים כלשהו x, והשיטה האחרת מחזירה <text:s/>וקטור אחר כלשהו z. כיוון שסכום רכיבי שני הוקטורים שווה h, הוקטורים נבדלים זה מזה בשני מקומות לפחות; </text:span><text:span text:style-name="T142">יש לפחות שתי מפלגות i, k, שעבורן x</text:span><text:span text:style-name="T268">i</text:span><text:span text:style-name="T142"> &lt; z</text:span><text:span text:style-name="T268">i</text:span><text:span text:style-name="T142"> אבל x</text:span><text:span text:style-name="T268">k</text:span><text:span text:style-name="T142"> &gt; z</text:span><text:span text:style-name="T268">k <text:s/></text:span><text:span text:style-name="T274">(שיטת וובסטר נותנת יותר מושבים למפלגה k והשיטה האחרת נותנת יותר מושבים למפלגה i). </text:span></text:p>
      <text:p text:style-name="P41"><text:span text:style-name="T277">כיוון ששיטת וובסטר היא עקבית והוגנת, </text:span><text:span text:style-name="T278">מתקיים (כאשר "round” מציין עיגול לשלם הקרוב ביותר):</text:span></text:p>
      <text:p text:style-name="P47"><text:span text:style-name="T274">x</text:span><text:span text:style-name="T270">i </text:span><text:span text:style-name="T276"><text:s/></text:span><text:span text:style-name="T278">= round(</text:span><text:span text:style-name="T276">(</text:span><text:span text:style-name="T275">x</text:span><text:span text:style-name="T269">i</text:span><text:span text:style-name="T275">+x</text:span><text:span text:style-name="T269">k</text:span><text:span text:style-name="T276">)*v</text:span><text:span text:style-name="T271">i</text:span><text:span text:style-name="T276">/(v</text:span><text:span text:style-name="T271">i</text:span><text:span text:style-name="T276">+v</text:span><text:span text:style-name="T271">k</text:span><text:span text:style-name="T276">)</text:span><text:span text:style-name="T278">), <text:s text:c="3"/></text:span><text:span text:style-name="T274">x</text:span><text:span text:style-name="T272">k</text:span><text:span text:style-name="T270"> </text:span><text:span text:style-name="T276"><text:s/></text:span><text:span text:style-name="T278">= round(</text:span><text:span text:style-name="T276">(</text:span><text:span text:style-name="T275">x</text:span><text:span text:style-name="T269">i</text:span><text:span text:style-name="T275">+x</text:span><text:span text:style-name="T269">k</text:span><text:span text:style-name="T276">)*v</text:span><text:span text:style-name="T272">k</text:span><text:span text:style-name="T276">/(v</text:span><text:span text:style-name="T271">i</text:span><text:span text:style-name="T276">+v</text:span><text:span text:style-name="T271">k</text:span><text:span text:style-name="T276">)</text:span><text:span text:style-name="T278">), </text:span></text:p>
      <text:p text:style-name="P42">אותו הדבר נכון, לפי הנחתנו, לגבי השיטה האחרת, ולכן:</text:p>
      <text:p text:style-name="P47"><text:span text:style-name="T278">z</text:span><text:span text:style-name="T270">i </text:span><text:span text:style-name="T276"><text:s/></text:span><text:span text:style-name="T278">= round(</text:span><text:span text:style-name="T276">(</text:span><text:span text:style-name="T278">z</text:span><text:span text:style-name="T269">i</text:span><text:span text:style-name="T275">+</text:span><text:span text:style-name="T278">z</text:span><text:span text:style-name="T269">k</text:span><text:span text:style-name="T276">)*v</text:span><text:span text:style-name="T271">i</text:span><text:span text:style-name="T276">/(v</text:span><text:span text:style-name="T271">i</text:span><text:span text:style-name="T276">+v</text:span><text:span text:style-name="T271">k</text:span><text:span text:style-name="T276">)</text:span><text:span text:style-name="T278">), <text:s text:c="3"/></text:span><text:span text:style-name="T279">z</text:span><text:span text:style-name="T272">k</text:span><text:span text:style-name="T270"> </text:span><text:span text:style-name="T276"><text:s/></text:span><text:span text:style-name="T278">= round(</text:span><text:span text:style-name="T276">(</text:span><text:span text:style-name="T279">z</text:span><text:span text:style-name="T269">i</text:span><text:span text:style-name="T275">+</text:span><text:span text:style-name="T279">z</text:span><text:span text:style-name="T269">k</text:span><text:span text:style-name="T276">)*v</text:span><text:span text:style-name="T272">k</text:span><text:span text:style-name="T276">/(v</text:span><text:span text:style-name="T271">i</text:span><text:span text:style-name="T276">+v</text:span><text:span text:style-name="T271">k</text:span><text:span text:style-name="T276">)</text:span><text:span text:style-name="T278">), </text:span></text:p>
      <text:p text:style-name="P54"><text:span text:style-name="T279">כיוון ש-</text:span><text:span text:style-name="T280"> <text:s/></text:span><text:span text:style-name="T274">x</text:span><text:span text:style-name="T270">i</text:span><text:span text:style-name="T274"> &lt; z</text:span><text:span text:style-name="T270">i</text:span><text:span text:style-name="T274">, </text:span><text:span text:style-name="T279">ופונקציית העיגול round היא מונוטונית, בהכרח <text:s/></text:span><text:span text:style-name="T278">z</text:span><text:span text:style-name="T269">i</text:span><text:span text:style-name="T275">+</text:span><text:span text:style-name="T278">z</text:span><text:span text:style-name="T269">k </text:span><text:span text:style-name="T275">&gt; x</text:span><text:span text:style-name="T269">i</text:span><text:span text:style-name="T275">+x</text:span><text:span text:style-name="T269">k</text:span><text:span text:style-name="T275">.</text:span></text:p>
      <text:p text:style-name="P55"><text:span text:style-name="T275">מ</text:span><text:span text:style-name="T281">צד שני, כיוון ש- </text:span><text:span text:style-name="T274">x</text:span><text:span text:style-name="T273">k</text:span><text:span text:style-name="T274"> &gt; z</text:span><text:span text:style-name="T273">k</text:span><text:span text:style-name="T281">, </text:span><text:span text:style-name="T279">בהכרח <text:s/></text:span><text:span text:style-name="T278">z</text:span><text:span text:style-name="T269">i</text:span><text:span text:style-name="T275">+</text:span><text:span text:style-name="T278">z</text:span><text:span text:style-name="T269">k </text:span><text:span text:style-name="T275">&lt; x</text:span><text:span text:style-name="T269">i</text:span><text:span text:style-name="T275">+x</text:span><text:span text:style-name="T269">k</text:span><text:span text:style-name="T275">; </text:span><text:span text:style-name="T282">אבל זו סתירה. ***</text:span></text:p>
      <text:p text:style-name="P59"/>
      <text:p text:style-name="Heading_20_2">מקורות</text:p>
      <text:list xml:id="list2159485477" text:style-name="L10">
        <text:list-item>
          <text:p text:style-name="P87"><text:bookmark text:name="CITEREFBalinskiYoung1982"/><text:span text:style-name="Citation"><text:span text:style-name="T129">Balinski, Michel L.; Young, H. Peyton (1982). Fair Representation: Meeting the Ideal of One Man, One Vote. </text:span></text:span></text:p>
        </text:list-item>
        <text:list-item>
          <text:p text:style-name="P88"><text:bookmark text:name="CITEREFPukelsheim2017"/><text:span text:style-name="Citation">Pukelsheim, Friedrich (2017). “</text:span><text:span text:style-name="Citation"><text:span text:style-name="T263">Proportional Representation: Apportionment Methods and Their Applications”. </text:span></text:span><text:span text:style-name="Citation"><text:span text:style-name="T260">Sub. 9.10.</text:span></text:span></text:p>
          <text:p text:style-name="P88"/>
        </text:list-item>
      </text:list>
      <text:p text:style-name="P7">סיכם: אראל סגל-הלוי.</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09T07:57:32.434000000</dc:date>
    <meta:editing-duration>P15DT22H38M38S</meta:editing-duration>
    <meta:editing-cycles>2023</meta:editing-cycles>
    <meta:document-statistic meta:table-count="0" meta:image-count="0" meta:object-count="0" meta:page-count="6" meta:paragraph-count="110" meta:word-count="2609" meta:character-count="14594" meta:non-whitespace-character-count="12045"/>
  </office:meta>
</office:document-meta>
</file>